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54cm" fo:min-width="4.901cm"/>
      <style:paragraph-properties style:writing-mode="lr-tb"/>
    </style:style>
    <style:style style:name="gr2" style:family="graphic" style:parent-style-name="standard">
      <style:graphic-properties draw:fill-color="#729fcf" draw:opacity="60%" draw:textarea-horizontal-align="justify" draw:textarea-vertical-align="middle" draw:auto-grow-height="false" fo:min-height="0.442cm" fo:min-width="3.30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.99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4.999cm"/>
      <style:paragraph-properties style:writing-mode="lr-tb"/>
    </style:style>
    <style:style style:name="gr5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7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2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3" style:family="graphic" style:parent-style-name="objectwithoutfill">
      <style:graphic-properties draw:marker-end="Estremità_20_linea_20_10" draw:marker-end-width="0.3cm" draw:fill="none" draw:textarea-vertical-align="middle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478cm" fo:min-width="3.495cm"/>
      <style:paragraph-properties style:writing-mode="lr-tb"/>
    </style:style>
    <style:style style:name="gr15" style:family="graphic" style:parent-style-name="objectwithoutfill">
      <style:graphic-properties draw:marker-end="Estremità_20_linea_20_11" draw:marker-end-width="0.3cm" draw:fill="none" draw:textarea-vertical-align="middle"/>
    </style:style>
    <style:style style:name="gr16" style:family="graphic" style:parent-style-name="objectwithoutfill">
      <style:graphic-properties draw:marker-end="Estremità_20_linea_20_12" draw:marker-end-width="0.3cm" draw:fill="none" draw:textarea-vertical-align="middle"/>
    </style:style>
    <style:style style:name="gr17" style:family="graphic" style:parent-style-name="standard">
      <style:graphic-properties draw:opacity="100%" draw:textarea-horizontal-align="justify" draw:textarea-vertical-align="middle" draw:auto-grow-height="false" fo:min-height="0.75cm" fo:min-width="2.99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249cm"/>
      <style:paragraph-properties style:writing-mode="lr-tb"/>
    </style:style>
    <style:style style:name="gr19" style:family="graphic" style:parent-style-name="objectwithoutfill">
      <style:graphic-properties draw:marker-end="Estremità_20_linea_20_22" draw:marker-end-width="0.3cm" draw:fill="none" draw:textarea-vertical-align="middle"/>
    </style:style>
    <style:style style:name="gr20" style:family="graphic" style:parent-style-name="objectwithoutfill">
      <style:graphic-properties draw:marker-end="Estremità_20_linea_20_23" draw:marker-end-width="0.3cm" draw:fill="none" draw:textarea-vertical-align="middle"/>
    </style:style>
    <style:style style:name="gr21" style:family="graphic" style:parent-style-name="objectwithoutfill">
      <style:graphic-properties draw:marker-end="Estremità_20_linea_20_24" draw:marker-end-width="0.3cm" draw:fill="none" draw:textarea-vertical-align="middle"/>
    </style:style>
    <style:style style:name="gr22" style:family="graphic" style:parent-style-name="objectwithoutfill">
      <style:graphic-properties draw:marker-end="Estremità_20_linea_20_25" draw:marker-end-width="0.3cm" draw:fill="none" draw:textarea-vertical-align="middle"/>
    </style:style>
    <style:style style:name="gr23" style:family="graphic" style:parent-style-name="objectwithoutfill">
      <style:graphic-properties draw:marker-end="Estremità_20_linea_20_26" draw:marker-end-width="0.3cm" draw:fill="none" draw:textarea-vertical-align="middle"/>
    </style:style>
    <style:style style:name="gr24" style:family="graphic" style:parent-style-name="objectwithoutfill">
      <style:graphic-properties draw:marker-end="Estremità_20_linea_20_27" draw:marker-end-width="0.3cm" draw:fill="none" draw:textarea-vertical-align="middle"/>
    </style:style>
    <style:style style:name="gr25" style:family="graphic" style:parent-style-name="objectwithoutfill">
      <style:graphic-properties draw:marker-end="Estremità_20_linea_20_28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4.75cm" fo:min-width="3.99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>
      <style:graphic-properties style:protect="size"/>
    </style:style>
    <style:style style:name="gr31" style:family="graphic" style:parent-style-name="standard">
      <style:graphic-properties draw:textarea-horizontal-align="justify" draw:textarea-vertical-align="middle" draw:auto-grow-height="false" fo:min-height="0.942cm" fo:min-width="0.781cm"/>
    </style:style>
    <style:style style:name="gr32" style:family="graphic" style:parent-style-name="standard">
      <style:graphic-properties draw:textarea-horizontal-align="justify" draw:textarea-vertical-align="middle" draw:auto-grow-height="false" fo:min-height="0.942cm" fo:min-width="0.78cm"/>
    </style:style>
    <style:style style:name="gr33" style:family="graphic" style:parent-style-name="standard">
      <style:graphic-properties draw:fill-color="#d3d3d3" draw:textarea-horizontal-align="justify" draw:textarea-vertical-align="middle" draw:auto-grow-height="false" fo:min-height="0.942cm" fo:min-width="0.78cm"/>
    </style:style>
    <style:style style:name="gr34" style:family="graphic" style:parent-style-name="standard">
      <style:graphic-properties draw:fill-color="#d3d3d3" draw:textarea-horizontal-align="justify" draw:textarea-vertical-align="middle" draw:auto-grow-height="false" fo:min-height="0.942cm" fo:min-width="0.781cm"/>
    </style:style>
    <style:style style:name="gr35" style:family="graphic" style:parent-style-name="standard">
      <style:graphic-properties draw:fill-color="#32cd32" draw:textarea-horizontal-align="justify" draw:textarea-vertical-align="middle" draw:auto-grow-height="false" fo:min-height="0.942cm" fo:min-width="0.781cm"/>
    </style:style>
    <style:style style:name="gr36" style:family="graphic" style:parent-style-name="standard">
      <style:graphic-properties draw:fill-color="#32cd32" draw:textarea-horizontal-align="justify" draw:textarea-vertical-align="middle" draw:auto-grow-height="false" fo:min-height="0.942cm" fo:min-width="0.78cm"/>
    </style:style>
    <style:style style:name="gr37" style:family="graphic" style:parent-style-name="standard">
      <style:graphic-properties draw:fill-color="#729fcf" draw:textarea-horizontal-align="justify" draw:textarea-vertical-align="middle" draw:auto-grow-height="false" fo:min-height="0.942cm" fo:min-width="0.78cm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942cm" fo:min-width="0.781cm"/>
    </style:style>
    <style:style style:name="gr39" style:family="graphic" style:parent-style-name="objectwithoutfill">
      <style:graphic-properties draw:marker-end="Estremità_20_linea_20_30" draw:marker-end-width="0.3cm" draw:fill="none" draw:textarea-vertical-align="middle"/>
    </style:style>
    <style:style style:name="gr40" style:family="graphic" style:parent-style-name="objectwithoutfill">
      <style:graphic-properties draw:marker-end="Estremità_20_linea_20_32" draw:marker-end-width="0.3cm" draw:fill="none" draw:textarea-vertical-align="middle"/>
    </style:style>
    <style:style style:name="gr41" style:family="graphic" style:parent-style-name="objectwithoutfill">
      <style:graphic-properties draw:marker-end="Estremità_20_linea_20_34" draw:marker-end-width="0.3cm" draw:fill="none" draw:textarea-vertical-align="middle"/>
    </style:style>
    <style:style style:name="gr42" style:family="graphic" style:parent-style-name="objectwithoutfill">
      <style:graphic-properties draw:marker-end="Estremità_20_linea_20_35" draw:marker-end-width="0.3cm" draw:fill="none" draw:textarea-vertical-align="middle"/>
    </style:style>
    <style:style style:name="gr43" style:family="graphic" style:parent-style-name="objectwithoutfill">
      <style:graphic-properties draw:marker-end="Estremità_20_linea_20_36" draw:marker-end-width="0.3cm" draw:fill="none" draw:textarea-vertical-align="middle"/>
    </style:style>
    <style:style style:name="gr44" style:family="graphic" style:parent-style-name="objectwithoutfill">
      <style:graphic-properties draw:marker-end="Estremità_20_linea_20_37" draw:marker-end-width="0.3cm" draw:fill="none" draw:textarea-vertical-align="middle"/>
    </style:style>
    <style:style style:name="gr45" style:family="graphic" style:parent-style-name="objectwithoutfill">
      <style:graphic-properties draw:marker-end="Estremità_20_linea_20_38" draw:marker-end-width="0.3cm" draw:fill="none" draw:textarea-vertical-align="middle"/>
    </style:style>
    <style:style style:name="gr46" style:family="graphic" style:parent-style-name="objectwithoutfill">
      <style:graphic-properties draw:marker-end="Estremità_20_linea_20_39" draw:marker-end-width="0.3cm" draw:fill="none" draw:textarea-vertical-align="middle"/>
    </style:style>
    <style:style style:name="gr47" style:family="graphic" style:parent-style-name="Arrow_20_Line" style:list-style-name="L1">
      <style:graphic-properties draw:textarea-vertical-align="middl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.39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396cm"/>
      <style:paragraph-properties style:writing-mode="lr-tb"/>
    </style:style>
    <style:style style:name="gr52" style:family="graphic" style:parent-style-name="standard">
      <style:graphic-properties draw:fill-color="#32cd32" draw:textarea-horizontal-align="justify" draw:textarea-vertical-align="middle" draw:auto-grow-height="false" fo:min-height="0.942cm" fo:min-width="0.781cm"/>
      <style:paragraph-properties style:writing-mode="lr-tb"/>
    </style:style>
    <style:style style:name="gr53" style:family="graphic" style:parent-style-name="standard">
      <style:graphic-properties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54" style:family="graphic" style:parent-style-name="standard">
      <style:graphic-properties draw:fill-color="#729fcf" draw:textarea-horizontal-align="justify" draw:textarea-vertical-align="middle" draw:auto-grow-height="false" fo:min-height="0.942cm" fo:min-width="0.781cm"/>
      <style:paragraph-properties style:writing-mode="lr-tb"/>
    </style:style>
    <style:style style:name="gr55" style:family="graphic" style:parent-style-name="standard">
      <style:graphic-properties draw:fill-color="#32cd32" draw:textarea-horizontal-align="justify" draw:textarea-vertical-align="middle" draw:auto-grow-height="false" fo:min-height="0.942cm" fo:min-width="0.78cm"/>
      <style:paragraph-properties style:writing-mode="lr-tb"/>
    </style:style>
    <style:style style:name="gr56" style:family="graphic" style:parent-style-name="standard">
      <style:graphic-properties draw:fill-color="#dcdcdc" draw:textarea-horizontal-align="justify" draw:textarea-vertical-align="middle" draw:auto-grow-height="false" fo:min-height="0.942cm" fo:min-width="0.78cm"/>
      <style:paragraph-properties style:writing-mode="lr-tb"/>
    </style:style>
    <style:style style:name="gr57" style:family="graphic" style:parent-style-name="standard">
      <style:graphic-properties draw:fill-color="#dcdcdc" draw:textarea-horizontal-align="justify" draw:textarea-vertical-align="middle" draw:auto-grow-height="false" fo:min-height="0.942cm" fo:min-width="0.781cm"/>
      <style:paragraph-properties style:writing-mode="lr-tb"/>
    </style:style>
    <style:style style:name="gr58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0.942cm" fo:min-width="0.782cm"/>
      <style:paragraph-properties style:writing-mode="lr-tb"/>
    </style:style>
    <style:style style:name="gr59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60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61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62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63" style:family="graphic" style:parent-style-name="standard">
      <style:graphic-properties draw:fill-color="#d3d3d3" draw:textarea-horizontal-align="justify" draw:textarea-vertical-align="middle" draw:auto-grow-height="false" fo:min-height="0.942cm" fo:min-width="0.78cm"/>
      <style:paragraph-properties style:writing-mode="lr-tb"/>
    </style:style>
    <style:style style:name="gr64" style:family="graphic" style:parent-style-name="standard">
      <style:graphic-properties draw:fill-color="#d3d3d3" draw:textarea-horizontal-align="justify" draw:textarea-vertical-align="middle" draw:auto-grow-height="false" fo:min-height="0.942cm" fo:min-width="0.781cm"/>
      <style:paragraph-properties style:writing-mode="lr-tb"/>
    </style:style>
    <style:style style:name="gr65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67" style:family="graphic" style:parent-style-name="objectwithoutfill">
      <style:graphic-properties draw:marker-end="Estremità_20_linea_20_57" draw:marker-end-width="0.3cm" draw:fill="none" draw:textarea-vertical-align="middle"/>
    </style:style>
    <style:style style:name="gr68" style:family="graphic" style:parent-style-name="objectwithoutfill">
      <style:graphic-properties draw:marker-end="Estremità_20_linea_20_66" draw:marker-end-width="0.3cm" draw:fill="none" draw:textarea-vertical-align="middle"/>
    </style:style>
    <style:style style:name="gr69" style:family="graphic" style:parent-style-name="objectwithoutfill">
      <style:graphic-properties draw:marker-end="Estremità_20_linea_20_67" draw:marker-end-width="0.3cm" draw:fill="none" draw:textarea-vertical-align="middle"/>
    </style:style>
    <style:style style:name="gr70" style:family="graphic" style:parent-style-name="objectwithoutfill">
      <style:graphic-properties draw:marker-end="Estremità_20_linea_20_68" draw:marker-end-width="0.3cm" draw:fill="none" draw:textarea-vertical-align="middle"/>
    </style:style>
    <style:style style:name="gr71" style:family="graphic" style:parent-style-name="objectwithoutfill">
      <style:graphic-properties draw:marker-end="Estremità_20_linea_20_69" draw:marker-end-width="0.3cm" draw:fill="none" draw:textarea-vertical-align="middle"/>
    </style:style>
    <style:style style:name="gr72" style:family="graphic" style:parent-style-name="objectwithoutfill">
      <style:graphic-properties draw:marker-end="Estremità_20_linea_20_70" draw:marker-end-width="0.3cm" draw:fill="none" draw:textarea-vertical-align="middle"/>
    </style:style>
    <style:style style:name="gr73" style:family="graphic" style:parent-style-name="objectwithoutfill">
      <style:graphic-properties draw:marker-end="Estremità_20_linea_20_72" draw:marker-end-width="0.3cm" draw:fill="none" draw:textarea-vertical-align="middle"/>
    </style:style>
    <style:style style:name="gr74" style:family="graphic" style:parent-style-name="objectwithoutfill">
      <style:graphic-properties draw:marker-end="Estremità_20_linea_20_73" draw:marker-end-width="0.3cm" draw:fill="none" draw:textarea-vertical-align="middle"/>
    </style:style>
    <style:style style:name="gr75" style:family="graphic" style:parent-style-name="objectwithoutfill">
      <style:graphic-properties draw:marker-end="Estremità_20_linea_20_74" draw:marker-end-width="0.3cm" draw:fill="none" draw:textarea-vertical-align="middle"/>
    </style:style>
    <style:style style:name="gr76" style:family="graphic" style:parent-style-name="objectwithoutfill">
      <style:graphic-properties draw:marker-end="Estremità_20_linea_20_76" draw:marker-end-width="0.3cm" draw:fill="none" draw:textarea-vertical-align="middle"/>
    </style:style>
    <style:style style:name="gr77" style:family="graphic" style:parent-style-name="objectwithoutfill">
      <style:graphic-properties draw:marker-end="Estremità_20_linea_20_77" draw:marker-end-width="0.3cm" draw:fill="none" draw:textarea-vertical-align="middle"/>
    </style:style>
    <style:style style:name="gr78" style:family="graphic" style:parent-style-name="objectwithoutfill">
      <style:graphic-properties draw:marker-end="Estremità_20_linea_20_78" draw:marker-end-width="0.3cm" draw:fill="none" draw:textarea-vertical-align="middle"/>
    </style:style>
    <style:style style:name="gr79" style:family="graphic" style:parent-style-name="objectwithoutfill">
      <style:graphic-properties draw:marker-end="Estremità_20_linea_20_79" draw:marker-end-width="0.3cm" draw:fill="none" draw:textarea-vertical-align="middle"/>
    </style:style>
    <style:style style:name="gr80" style:family="graphic" style:parent-style-name="objectwithoutfill">
      <style:graphic-properties draw:marker-end="Estremità_20_linea_20_80" draw:marker-end-width="0.3cm" draw:fill="none" draw:textarea-vertical-align="middle"/>
    </style:style>
    <style:style style:name="gr81" style:family="graphic" style:parent-style-name="objectwithoutfill">
      <style:graphic-properties draw:marker-end="Estremità_20_linea_20_84" draw:marker-end-width="0.3cm" draw:fill="none" draw:textarea-vertical-align="middle"/>
    </style:style>
    <style:style style:name="gr82" style:family="graphic" style:parent-style-name="objectwithoutfill">
      <style:graphic-properties draw:marker-end="Estremità_20_linea_20_85" draw:marker-end-width="0.3cm" draw:fill="none" draw:textarea-vertical-align="middle"/>
    </style:style>
    <style:style style:name="gr83" style:family="graphic" style:parent-style-name="objectwithoutfill">
      <style:graphic-properties draw:marker-end="Estremità_20_linea_20_86" draw:marker-end-width="0.3cm" draw:fill="none" draw:textarea-vertical-align="middle"/>
    </style:style>
    <style:style style:name="gr84" style:family="graphic" style:parent-style-name="objectwithoutfill">
      <style:graphic-properties draw:marker-end="Estremità_20_linea_20_87" draw:marker-end-width="0.3cm" draw:fill="none" draw:textarea-vertical-align="middle"/>
    </style:style>
    <style:style style:name="gr85" style:family="graphic" style:parent-style-name="objectwithoutfill">
      <style:graphic-properties draw:marker-end="Estremità_20_linea_20_88" draw:marker-end-width="0.3cm" draw:fill="none" draw:textarea-vertical-align="middle"/>
    </style:style>
    <style:style style:name="gr86" style:family="graphic" style:parent-style-name="objectwithoutfill">
      <style:graphic-properties draw:marker-end="Estremità_20_linea_20_89" draw:marker-end-width="0.3cm" draw:fill="none" draw:textarea-vertical-align="middle"/>
    </style:style>
    <style:style style:name="gr87" style:family="graphic" style:parent-style-name="objectwithoutfill">
      <style:graphic-properties draw:marker-end="Estremità_20_linea_20_90" draw:marker-end-width="0.3cm" draw:fill="none" draw:textarea-vertical-align="middle"/>
    </style:style>
    <style:style style:name="gr88" style:family="graphic" style:parent-style-name="objectwithoutfill">
      <style:graphic-properties draw:marker-end="Estremità_20_linea_20_91" draw:marker-end-width="0.3cm" draw:fill="none" draw:textarea-vertical-align="middle"/>
    </style:style>
    <style:style style:name="gr89" style:family="graphic" style:parent-style-name="objectwithoutfill">
      <style:graphic-properties draw:marker-end="Estremità_20_linea_20_92" draw:marker-end-width="0.3cm" draw:fill="none" draw:textarea-vertical-align="middle"/>
    </style:style>
    <style:style style:name="gr90" style:family="graphic" style:parent-style-name="objectwithoutfill">
      <style:graphic-properties draw:marker-end="Estremità_20_linea_20_93" draw:marker-end-width="0.3cm" draw:fill="none" draw:textarea-vertical-align="middle"/>
    </style:style>
    <style:style style:name="gr91" style:family="graphic" style:parent-style-name="objectwithoutfill">
      <style:graphic-properties draw:marker-end="Estremità_20_linea_20_94" draw:marker-end-width="0.3cm" draw:fill="none" draw:textarea-vertical-align="middle"/>
    </style:style>
    <style:style style:name="gr92" style:family="graphic" style:parent-style-name="objectwithoutfill">
      <style:graphic-properties draw:marker-end="Estremità_20_linea_20_95" draw:marker-end-width="0.3cm" draw:fill="none" draw:textarea-vertical-align="middle"/>
    </style:style>
    <style:style style:name="gr93" style:family="graphic" style:parent-style-name="objectwithoutfill">
      <style:graphic-properties draw:marker-end="Estremità_20_linea_20_96" draw:marker-end-width="0.3cm" draw:fill="none" draw:textarea-vertical-align="middle"/>
    </style:style>
    <style:style style:name="gr94" style:family="graphic" style:parent-style-name="objectwithoutfill">
      <style:graphic-properties draw:marker-end="Estremità_20_linea_20_97" draw:marker-end-width="0.3cm" draw:fill="none" draw:textarea-vertical-align="middle"/>
    </style:style>
    <style:style style:name="gr95" style:family="graphic" style:parent-style-name="objectwithoutfill">
      <style:graphic-properties draw:marker-end="Estremità_20_linea_20_98" draw:marker-end-width="0.3cm" draw:fill="none" draw:textarea-vertical-align="middle"/>
    </style:style>
    <style:style style:name="gr96" style:family="graphic" style:parent-style-name="objectwithoutfill">
      <style:graphic-properties draw:marker-end="Estremità_20_linea_20_99" draw:marker-end-width="0.3cm" draw:fill="none" draw:textarea-vertical-align="middle"/>
    </style:style>
    <style:style style:name="gr97" style:family="graphic" style:parent-style-name="objectwithoutfill">
      <style:graphic-properties draw:marker-end="Estremità_20_linea_20_100" draw:marker-end-width="0.3cm" draw:fill="none" draw:textarea-vertical-align="middle"/>
    </style:style>
    <style:style style:name="gr98" style:family="graphic" style:parent-style-name="objectwithoutfill">
      <style:graphic-properties draw:marker-end="Estremità_20_linea_20_101" draw:marker-end-width="0.3cm" draw:fill="none" draw:textarea-vertical-align="middle"/>
    </style:style>
    <style:style style:name="gr99" style:family="graphic" style:parent-style-name="standard">
      <style:graphic-properties draw:stroke="solid" draw:stroke-dash="Long_20_Dash" svg:stroke-color="#000000" svg:stroke-linecap="butt" draw:fill-color="#ffffff" draw:textarea-horizontal-align="justify" draw:textarea-vertical-align="middle" draw:auto-grow-height="false" fo:min-height="0.942cm" fo:min-width="0.781cm"/>
      <style:paragraph-properties style:writing-mode="lr-tb"/>
    </style:style>
    <style:style style:name="gr100" style:family="graphic" style:parent-style-name="standard">
      <style:graphic-properties draw:stroke="solid" draw:stroke-dash="Long_20_Dash" svg:stroke-color="#000000" svg:stroke-linecap="butt" draw:fill-color="#ffffff" draw:textarea-horizontal-align="justify" draw:textarea-vertical-align="middle" draw:auto-grow-height="false" fo:min-height="0.942cm" fo:min-width="0.78cm"/>
      <style:paragraph-properties style:writing-mode="lr-tb"/>
    </style:style>
    <style:style style:name="gr101" style:family="graphic" style:parent-style-name="Arrow_20_Line" style:list-style-name="L1">
      <style:graphic-properties draw:textarea-vertical-align="middl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537cm"/>
      <style:paragraph-properties style:writing-mode="lr-tb"/>
    </style:style>
    <style:style style:name="gr103" style:family="graphic" style:parent-style-name="standard">
      <style:graphic-properties draw:fill-color="#dcdcdc" draw:textarea-horizontal-align="justify" draw:textarea-vertical-align="middle" draw:auto-grow-height="false" fo:min-height="0.92cm" fo:min-width="0.781cm"/>
      <style:paragraph-properties style:writing-mode="lr-tb"/>
    </style:style>
    <style:style style:name="gr104" style:family="graphic" style:parent-style-name="standard">
      <style:graphic-properties draw:fill-color="#dcdcdc" draw:textarea-horizontal-align="justify" draw:textarea-vertical-align="middle" draw:auto-grow-height="false" fo:min-height="0.92cm" fo:min-width="0.783cm"/>
      <style:paragraph-properties style:writing-mode="lr-tb"/>
    </style:style>
    <style:style style:name="gr105" style:family="graphic" style:parent-style-name="standard">
      <style:graphic-properties draw:fill-color="#dcdcdc" draw:textarea-horizontal-align="justify" draw:textarea-vertical-align="middle" draw:auto-grow-height="false" fo:min-height="0.92cm" fo:min-width="0.7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1.59cm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942cm" fo:min-width="0.78cm"/>
      <style:paragraph-properties style:writing-mode="lr-tb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942cm" fo:min-width="0.78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1.412cm"/>
      <style:paragraph-properties style:writing-mode="lr-tb"/>
    </style:style>
    <style:style style:name="gr110" style:family="graphic" style:parent-style-name="standard">
      <style:graphic-properties svg:stroke-color="#3465a4" draw:fill-color="#729fcf" draw:textarea-horizontal-align="justify" draw:textarea-vertical-align="middle" draw:auto-grow-height="false" fo:min-height="0.942cm" fo:min-width="0.781cm"/>
      <style:paragraph-properties style:writing-mode="lr-tb"/>
    </style:style>
    <style:style style:name="gr111" style:family="graphic" style:parent-style-name="standard">
      <style:graphic-properties svg:stroke-color="#3465a4"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13" style:family="graphic" style:parent-style-name="objectwithoutfill">
      <style:graphic-properties draw:marker-end="Estremità_20_linea_20_119" draw:marker-end-width="0.3cm" draw:fill="none" draw:textarea-vertical-align="middle"/>
    </style:style>
    <style:style style:name="gr114" style:family="graphic" style:parent-style-name="objectwithoutfill">
      <style:graphic-properties draw:marker-end="Estremità_20_linea_20_120" draw:marker-end-width="0.3cm" draw:fill="none" draw:textarea-vertical-align="middle"/>
    </style:style>
    <style:style style:name="gr115" style:family="graphic" style:parent-style-name="objectwithoutfill">
      <style:graphic-properties draw:marker-end="Estremità_20_linea_20_121" draw:marker-end-width="0.3cm" draw:fill="none" draw:textarea-vertical-align="middle"/>
    </style:style>
    <style:style style:name="gr116" style:family="graphic" style:parent-style-name="objectwithoutfill">
      <style:graphic-properties draw:marker-end="Estremità_20_linea_20_122" draw:marker-end-width="0.3cm" draw:fill="none" draw:textarea-vertical-align="middle"/>
    </style:style>
    <style:style style:name="gr117" style:family="graphic" style:parent-style-name="objectwithoutfill">
      <style:graphic-properties draw:marker-end="Estremità_20_linea_20_123" draw:marker-end-width="0.3cm" draw:fill="none" draw:textarea-vertical-align="middle"/>
    </style:style>
    <style:style style:name="gr118" style:family="graphic" style:parent-style-name="objectwithoutfill">
      <style:graphic-properties draw:marker-end="Estremità_20_linea_20_124" draw:marker-end-width="0.3cm" draw:fill="none" draw:textarea-vertical-align="middle"/>
    </style:style>
    <style:style style:name="gr119" style:family="graphic" style:parent-style-name="objectwithoutfill">
      <style:graphic-properties draw:marker-end="Estremità_20_linea_20_125" draw:marker-end-width="0.3cm" draw:fill="none" draw:textarea-vertical-align="middle"/>
    </style:style>
    <style:style style:name="gr120" style:family="graphic" style:parent-style-name="objectwithoutfill">
      <style:graphic-properties draw:marker-end="Estremità_20_linea_20_126" draw:marker-end-width="0.3cm" draw:fill="none" draw:textarea-vertical-align="middle"/>
    </style:style>
    <style:style style:name="gr121" style:family="graphic" style:parent-style-name="objectwithoutfill">
      <style:graphic-properties draw:marker-end="Estremità_20_linea_20_127" draw:marker-end-width="0.3cm" draw:fill="none" draw:textarea-vertical-align="middle"/>
    </style:style>
    <style:style style:name="gr122" style:family="graphic" style:parent-style-name="objectwithoutfill">
      <style:graphic-properties draw:marker-end="Estremità_20_linea_20_128" draw:marker-end-width="0.3cm" draw:fill="none" draw:textarea-vertical-align="middle"/>
    </style:style>
    <style:style style:name="gr123" style:family="graphic" style:parent-style-name="objectwithoutfill">
      <style:graphic-properties draw:marker-end="Estremità_20_linea_20_129" draw:marker-end-width="0.3cm" draw:fill="none" draw:textarea-vertical-align="middle"/>
    </style:style>
    <style:style style:name="gr124" style:family="graphic" style:parent-style-name="standard">
      <style:graphic-properties svg:stroke-color="#3465a4" draw:fill-color="#dcdcdc" draw:textarea-horizontal-align="justify" draw:textarea-vertical-align="middle" draw:auto-grow-height="false" fo:min-height="0.942cm" fo:min-width="0.781cm"/>
      <style:paragraph-properties style:writing-mode="lr-tb"/>
    </style:style>
    <style:style style:name="gr125" style:family="graphic" style:parent-style-name="standard">
      <style:graphic-properties svg:stroke-color="#3465a4" draw:fill-color="#dcdcdc" draw:textarea-horizontal-align="justify" draw:textarea-vertical-align="middle" draw:auto-grow-height="false" fo:min-height="0.942cm" fo:min-width="0.78cm"/>
      <style:paragraph-properties style:writing-mode="lr-tb"/>
    </style:style>
    <style:style style:name="gr126" style:family="graphic" style:parent-style-name="standard">
      <style:graphic-properties svg:stroke-color="#3465a4" draw:fill-color="#32cd32" draw:textarea-horizontal-align="justify" draw:textarea-vertical-align="middle" draw:auto-grow-height="false" fo:min-height="0.942cm" fo:min-width="0.781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28" style:family="graphic" style:parent-style-name="objectwithoutfill">
      <style:graphic-properties draw:marker-end="Estremità_20_linea_20_130" draw:marker-end-width="0.3cm" draw:fill="none" draw:textarea-vertical-align="middle"/>
    </style:style>
    <style:style style:name="gr129" style:family="graphic" style:parent-style-name="objectwithoutfill">
      <style:graphic-properties draw:marker-end="Estremità_20_linea_20_131" draw:marker-end-width="0.3cm" draw:fill="none" draw:textarea-vertical-align="middle"/>
    </style:style>
    <style:style style:name="gr130" style:family="graphic" style:parent-style-name="objectwithoutfill">
      <style:graphic-properties draw:marker-end="Estremità_20_linea_20_132" draw:marker-end-width="0.3cm" draw:fill="none" draw:textarea-vertical-align="middle"/>
    </style:style>
    <style:style style:name="gr131" style:family="graphic" style:parent-style-name="objectwithoutfill">
      <style:graphic-properties draw:marker-end="Estremità_20_linea_20_133" draw:marker-end-width="0.3cm" draw:fill="none" draw:textarea-vertical-align="middle"/>
    </style:style>
    <style:style style:name="gr132" style:family="graphic" style:parent-style-name="objectwithoutfill">
      <style:graphic-properties draw:marker-end="Estremità_20_linea_20_134" draw:marker-end-width="0.3cm" draw:fill="none" draw:textarea-vertical-align="middle"/>
    </style:style>
    <style:style style:name="gr133" style:family="graphic" style:parent-style-name="objectwithoutfill">
      <style:graphic-properties draw:marker-end="Estremità_20_linea_20_135" draw:marker-end-width="0.3cm" draw:fill="none" draw:textarea-vertical-align="middle"/>
    </style:style>
    <style:style style:name="gr134" style:family="graphic" style:parent-style-name="objectwithoutfill">
      <style:graphic-properties draw:marker-end="Estremità_20_linea_20_136" draw:marker-end-width="0.3cm" draw:fill="none" draw:textarea-vertical-align="middle"/>
      <style:paragraph-properties style:writing-mode="lr-tb"/>
    </style:style>
    <style:style style:name="gr135" style:family="graphic" style:parent-style-name="standard">
      <style:graphic-properties draw:stroke="solid" draw:stroke-dash="Long_20_Dash" svg:stroke-color="#000000" svg:stroke-linecap="butt" draw:fill-color="#32cd32" draw:textarea-horizontal-align="justify" draw:textarea-vertical-align="middle" draw:auto-grow-height="false" fo:min-height="0.942cm" fo:min-width="0.781cm"/>
      <style:paragraph-properties style:writing-mode="lr-tb"/>
    </style:style>
    <style:style style:name="gr136" style:family="graphic" style:parent-style-name="Arrow_20_Line" style:list-style-name="L1">
      <style:graphic-properties draw:textarea-vertical-align="middl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354cm"/>
      <style:paragraph-properties style:writing-mode="lr-tb"/>
    </style:style>
    <style:style style:name="gr138" style:family="graphic" style:parent-style-name="objectwithoutfill">
      <style:graphic-properties draw:marker-end="Estremità_20_linea_20_137" draw:marker-end-width="0.3cm" draw:fill="none" draw:textarea-vertical-align="middle"/>
    </style:style>
    <style:style style:name="gr139" style:family="graphic" style:parent-style-name="objectwithoutfill">
      <style:graphic-properties draw:marker-end="Estremità_20_linea_20_138" draw:marker-end-width="0.3cm" draw:fill="none" draw:textarea-vertical-align="middle"/>
    </style:style>
    <style:style style:name="gr140" style:family="graphic" style:parent-style-name="objectwithoutfill">
      <style:graphic-properties draw:marker-end="Estremità_20_linea_20_139" draw:marker-end-width="0.3cm" draw:fill="none" draw:textarea-vertical-align="middle"/>
    </style:style>
    <style:style style:name="gr141" style:family="graphic" style:parent-style-name="objectwithoutfill">
      <style:graphic-properties draw:marker-end="Estremità_20_linea_20_140" draw:marker-end-width="0.3cm" draw:fill="none" draw:textarea-vertical-align="middle"/>
    </style:style>
    <style:style style:name="gr142" style:family="graphic" style:parent-style-name="objectwithoutfill">
      <style:graphic-properties draw:marker-end="Estremità_20_linea_20_141" draw:marker-end-width="0.3cm" draw:fill="none" draw:textarea-vertical-align="middle"/>
    </style:style>
    <style:style style:name="gr143" style:family="graphic" style:parent-style-name="objectwithoutfill">
      <style:graphic-properties draw:marker-end="Estremità_20_linea_20_142" draw:marker-end-width="0.3cm" draw:fill="none" draw:textarea-vertical-align="middle"/>
    </style:style>
    <style:style style:name="gr144" style:family="graphic" style:parent-style-name="objectwithoutfill">
      <style:graphic-properties draw:marker-end="Estremità_20_linea_20_143" draw:marker-end-width="0.3cm" draw:fill="none" draw:textarea-vertical-align="middle"/>
    </style:style>
    <style:style style:name="gr145" style:family="graphic" style:parent-style-name="objectwithoutfill">
      <style:graphic-properties draw:marker-end="Estremità_20_linea_20_144" draw:marker-end-width="0.3cm" draw:fill="none" draw:textarea-vertical-align="middle"/>
      <style:paragraph-properties style:writing-mode="lr-tb"/>
    </style:style>
    <style:style style:name="gr146" style:family="graphic" style:parent-style-name="standard">
      <style:graphic-properties draw:stroke="solid" draw:stroke-dash="Long_20_Dash" svg:stroke-color="#000000" svg:stroke-linecap="butt" draw:fill-color="#729fcf" draw:textarea-horizontal-align="justify" draw:textarea-vertical-align="middle" draw:auto-grow-height="false" fo:min-height="0.942cm" fo:min-width="0.781cm"/>
      <style:paragraph-properties style:writing-mode="lr-tb"/>
    </style:style>
    <style:style style:name="gr147" style:family="graphic" style:parent-style-name="standard">
      <style:graphic-properties draw:stroke="solid" draw:stroke-dash="Long_20_Dash" svg:stroke-color="#000000" svg:stroke-linecap="butt"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148" style:family="graphic" style:parent-style-name="standard">
      <style:graphic-properties draw:stroke="solid" draw:stroke-dash="Long_20_Dash" svg:stroke-color="#000000" svg:stroke-linecap="butt" draw:fill="none" draw:fill-color="#32cd32" draw:textarea-horizontal-align="justify" draw:textarea-vertical-align="middle" draw:auto-grow-height="false" fo:min-height="0.942cm" fo:min-width="0.781cm"/>
      <style:paragraph-properties style:writing-mode="lr-tb"/>
    </style:style>
    <style:style style:name="gr149" style:family="graphic" style:parent-style-name="Arrow_20_Line" style:list-style-name="L1">
      <style:graphic-properties draw:textarea-vertical-align="middle" draw:line-distance="1.727cm"/>
      <style:paragraph-properties style:writing-mode="lr-tb"/>
    </style:style>
    <style:style style:name="gr150" style:family="graphic" style:parent-style-name="objectwithoutfill">
      <style:graphic-properties draw:marker-end="Estremità_20_linea_20_145" draw:marker-end-width="0.3cm" draw:fill="none" draw:textarea-vertical-align="middle"/>
    </style:style>
    <style:style style:name="gr151" style:family="graphic" style:parent-style-name="objectwithoutfill">
      <style:graphic-properties draw:marker-end="Estremità_20_linea_20_146" draw:marker-end-width="0.3cm" draw:fill="none" draw:textarea-vertical-align="middle"/>
    </style:style>
    <style:style style:name="gr152" style:family="graphic" style:parent-style-name="objectwithoutfill">
      <style:graphic-properties draw:marker-end="Estremità_20_linea_20_147" draw:marker-end-width="0.3cm" draw:fill="none" draw:textarea-vertical-align="middle"/>
    </style:style>
    <style:style style:name="gr153" style:family="graphic" style:parent-style-name="objectwithoutfill">
      <style:graphic-properties draw:marker-end="Estremità_20_linea_20_148" draw:marker-end-width="0.3cm" draw:fill="none" draw:textarea-vertical-align="middle"/>
    </style:style>
    <style:style style:name="gr154" style:family="graphic" style:parent-style-name="objectwithoutfill">
      <style:graphic-properties draw:marker-end="Estremità_20_linea_20_149" draw:marker-end-width="0.3cm" draw:fill="none" draw:textarea-vertical-align="middle"/>
    </style:style>
    <style:style style:name="gr155" style:family="graphic" style:parent-style-name="objectwithoutfill">
      <style:graphic-properties draw:marker-end="Estremità_20_linea_20_150" draw:marker-end-width="0.3cm" draw:fill="none" draw:textarea-vertical-align="middle"/>
    </style:style>
    <style:style style:name="gr156" style:family="graphic" style:parent-style-name="objectwithoutfill">
      <style:graphic-properties draw:marker-end="Estremità_20_linea_20_151" draw:marker-end-width="0.3cm" draw:fill="none" draw:textarea-vertical-align="middle"/>
    </style:style>
    <style:style style:name="gr157" style:family="graphic" style:parent-style-name="objectwithoutfill">
      <style:graphic-properties draw:marker-end="Estremità_20_linea_20_152" draw:marker-end-width="0.3cm" draw:fill="none" draw:textarea-vertical-align="middle"/>
    </style:style>
    <style:style style:name="gr158" style:family="graphic" style:parent-style-name="objectwithoutfill">
      <style:graphic-properties draw:marker-end="Estremità_20_linea_20_153" draw:marker-end-width="0.3cm" draw:fill="none" draw:textarea-vertical-align="middle"/>
    </style:style>
    <style:style style:name="gr159" style:family="graphic" style:parent-style-name="objectwithoutfill">
      <style:graphic-properties draw:marker-end="Estremità_20_linea_20_154" draw:marker-end-width="0.3cm" draw:fill="none" draw:textarea-vertical-align="middle"/>
    </style:style>
    <style:style style:name="gr160" style:family="graphic" style:parent-style-name="Arrow_20_Line" style:list-style-name="L1">
      <style:graphic-properties draw:textarea-vertical-align="middle"/>
      <style:paragraph-properties style:writing-mode="lr-tb"/>
    </style:style>
    <style:style style:name="gr161" style:family="graphic" style:parent-style-name="standard">
      <style:graphic-properties svg:stroke-color="#3465a4" draw:fill-color="#729fcf" draw:textarea-horizontal-align="justify" draw:textarea-vertical-align="middle" draw:auto-grow-height="false" fo:min-height="0.942cm" fo:min-width="0.664cm"/>
      <style:paragraph-properties style:writing-mode="lr-tb"/>
    </style:style>
    <style:style style:name="gr162" style:family="graphic" style:parent-style-name="standard">
      <style:graphic-properties svg:stroke-color="#3465a4" draw:fill-color="#729fcf" draw:textarea-horizontal-align="justify" draw:textarea-vertical-align="middle" draw:auto-grow-height="false" fo:min-height="0.942cm" fo:min-width="0.663cm"/>
      <style:paragraph-properties style:writing-mode="lr-tb"/>
    </style:style>
    <style:style style:name="gr163" style:family="graphic" style:parent-style-name="standard">
      <style:graphic-properties draw:stroke="solid" draw:stroke-dash="Long_20_Dash" svg:stroke-color="#000000" svg:stroke-linecap="butt" draw:fill="none" draw:fill-color="#729fcf" draw:textarea-horizontal-align="justify" draw:textarea-vertical-align="middle" draw:auto-grow-height="false" fo:min-height="0.942cm" fo:min-width="0.664cm"/>
      <style:paragraph-properties style:writing-mode="lr-tb"/>
    </style:style>
    <style:style style:name="gr164" style:family="graphic" style:parent-style-name="standard">
      <style:graphic-properties draw:stroke="solid" draw:stroke-dash="Long_20_Dash" svg:stroke-color="#000000" svg:stroke-linecap="butt" draw:fill="none" draw:fill-color="#729fcf" draw:textarea-horizontal-align="justify" draw:textarea-vertical-align="middle" draw:auto-grow-height="false" fo:min-height="0.942cm" fo:min-width="0.663cm"/>
      <style:paragraph-properties style:writing-mode="lr-tb"/>
    </style:style>
    <style:style style:name="gr165" style:family="graphic" style:parent-style-name="standard">
      <style:graphic-properties draw:stroke="solid" draw:stroke-dash="Long_20_Dash" svg:stroke-color="#000000" svg:stroke-linecap="butt" draw:fill-color="#ffffff" draw:textarea-horizontal-align="justify" draw:textarea-vertical-align="middle" draw:auto-grow-height="false" fo:min-height="0.942cm" fo:min-width="0.664cm"/>
      <style:paragraph-properties style:writing-mode="lr-tb"/>
    </style:style>
    <style:style style:name="gr166" style:family="graphic" style:parent-style-name="standard">
      <style:graphic-properties draw:stroke="solid" draw:stroke-dash="Long_20_Dash" svg:stroke-color="#000000" svg:stroke-linecap="butt" draw:fill-color="#ffffff" draw:textarea-horizontal-align="justify" draw:textarea-vertical-align="middle" draw:auto-grow-height="false" fo:min-height="0.942cm" fo:min-width="0.663cm"/>
      <style:paragraph-properties style:writing-mode="lr-tb"/>
    </style:style>
    <style:style style:name="gr167" style:family="graphic" style:parent-style-name="standard">
      <style:graphic-properties draw:stroke="solid" draw:stroke-dash="Long_20_Dash" svg:stroke-color="#000000" svg:stroke-linecap="butt" draw:fill="none" draw:fill-color="#32cd32" draw:textarea-horizontal-align="justify" draw:textarea-vertical-align="middle" draw:auto-grow-height="false" fo:min-height="0.942cm" fo:min-width="0.664cm"/>
      <style:paragraph-properties style:writing-mode="lr-tb"/>
    </style:style>
    <style:style style:name="gr168" style:family="graphic" style:parent-style-name="Arrow_20_Line" style:list-style-name="L1">
      <style:graphic-properties draw:textarea-vertical-align="middle" draw:line-distance="1.727cm"/>
      <style:paragraph-properties style:writing-mode="lr-tb"/>
    </style:style>
    <style:style style:name="gr169" style:family="graphic" style:parent-style-name="Arrow_20_Line" style:list-style-name="L1">
      <style:graphic-properties draw:textarea-vertical-align="middle"/>
      <style:paragraph-properties style:writing-mode="lr-tb"/>
    </style:style>
    <style:style style:name="gr170" style:family="graphic" style:parent-style-name="standard">
      <style:graphic-properties svg:stroke-color="#3465a4" draw:fill-color="#dcdcdc" draw:textarea-horizontal-align="justify" draw:textarea-vertical-align="middle" draw:auto-grow-height="false" fo:min-height="0.942cm" fo:min-width="0.664cm"/>
      <style:paragraph-properties style:writing-mode="lr-tb"/>
    </style:style>
    <style:style style:name="gr171" style:family="graphic" style:parent-style-name="standard">
      <style:graphic-properties svg:stroke-color="#3465a4" draw:fill-color="#dcdcdc" draw:textarea-horizontal-align="justify" draw:textarea-vertical-align="middle" draw:auto-grow-height="false" fo:min-height="0.942cm" fo:min-width="0.663cm"/>
      <style:paragraph-properties style:writing-mode="lr-tb"/>
    </style:style>
    <style:style style:name="gr172" style:family="graphic" style:parent-style-name="standard">
      <style:graphic-properties svg:stroke-color="#3465a4" draw:fill-color="#dcdcdc" draw:textarea-horizontal-align="justify" draw:textarea-vertical-align="middle" draw:auto-grow-height="false" fo:min-height="0.942cm" fo:min-width="0.662cm"/>
      <style:paragraph-properties style:writing-mode="lr-tb"/>
    </style:style>
    <style:style style:name="gr173" style:family="graphic" style:parent-style-name="objectwithoutfill">
      <style:graphic-properties draw:marker-end="Estremità_20_linea_20_155" draw:marker-end-width="0.3cm" draw:fill="none" draw:textarea-vertical-align="middle"/>
    </style:style>
    <style:style style:name="gr174" style:family="graphic" style:parent-style-name="objectwithoutfill">
      <style:graphic-properties draw:marker-end="Estremità_20_linea_20_156" draw:marker-end-width="0.3cm" draw:fill="none" draw:textarea-vertical-align="middle"/>
    </style:style>
    <style:style style:name="gr175" style:family="graphic" style:parent-style-name="objectwithoutfill">
      <style:graphic-properties draw:marker-end="Estremità_20_linea_20_157" draw:marker-end-width="0.3cm" draw:fill="none" draw:textarea-vertical-align="middle"/>
    </style:style>
    <style:style style:name="gr176" style:family="graphic" style:parent-style-name="objectwithoutfill">
      <style:graphic-properties draw:marker-end="Estremità_20_linea_20_158" draw:marker-end-width="0.3cm" draw:fill="none" draw:textarea-vertical-align="middle"/>
    </style:style>
    <style:style style:name="gr177" style:family="graphic" style:parent-style-name="objectwithoutfill">
      <style:graphic-properties draw:marker-end="Estremità_20_linea_20_159" draw:marker-end-width="0.3cm" draw:fill="none" draw:textarea-vertical-align="middle"/>
    </style:style>
    <style:style style:name="gr178" style:family="graphic" style:parent-style-name="objectwithoutfill">
      <style:graphic-properties draw:marker-end="Estremità_20_linea_20_160" draw:marker-end-width="0.3cm" draw:fill="none" draw:textarea-vertical-align="middle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0" style:family="graphic" style:parent-style-name="standard">
      <style:graphic-properties svg:stroke-color="#3465a4" draw:fill-color="#32cd32" draw:textarea-horizontal-align="justify" draw:textarea-vertical-align="middle" draw:auto-grow-height="false" fo:min-height="0.942cm" fo:min-width="0.664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002cm"/>
      <style:paragraph-properties style:writing-mode="lr-tb"/>
    </style:style>
    <style:style style:name="gr182" style:family="graphic" style:parent-style-name="objectwithoutfill">
      <style:graphic-properties draw:marker-end="Estremità_20_linea_20_161" draw:marker-end-width="0.3cm" draw:fill="none" draw:textarea-vertical-align="middle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10pt"/>
    </style:style>
    <style:style style:name="P2" style:family="paragraph">
      <loext:graphic-properties draw:fill-color="#729fcf" draw:opacity="60%"/>
      <style:paragraph-properties fo:margin-left="0cm" fo:margin-right="0cm" fo:text-align="center" fo:text-indent="0cm" style:writing-mode="lr-tb"/>
      <style:text-properties fo:font-size="10pt"/>
    </style:style>
    <style:style style:name="P3" style:family="paragraph">
      <style:paragraph-properties fo:margin-left="0cm" fo:margin-right="0cm" fo:text-align="center" fo:text-indent="0cm" style:writing-mode="lr-tb"/>
      <style:text-properties fo:font-size="10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style:paragraph-properties fo:text-align="center" style:writing-mode="lr-tb"/>
      <style:text-properties fo:font-size="10pt"/>
    </style:style>
    <style:style style:name="P6" style:family="paragraph">
      <loext:graphic-properties draw:fill-color="#729fcf"/>
      <style:paragraph-properties fo:text-align="center" style:writing-mode="lr-tb"/>
      <style:text-properties fo:font-size="10pt"/>
    </style:style>
    <style:style style:name="P7" style:family="paragraph">
      <style:paragraph-properties fo:margin-top="0cm" fo:margin-bottom="0.1cm" fo:text-align="center" style:writing-mode="lr-tb"/>
      <style:text-properties fo:font-size="10pt"/>
    </style:style>
    <style:style style:name="P8" style:family="paragraph">
      <loext:graphic-properties draw:opacity="100%"/>
      <style:paragraph-properties fo:text-align="center" style:writing-mode="lr-tb"/>
      <style:text-properties fo:font-size="10pt"/>
    </style:style>
    <style:style style:name="P9" style:family="paragraph">
      <style:text-properties fo:font-size="10pt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4pt" style:font-size-complex="14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/>
      <style:text-properties fo:font-size="11pt"/>
    </style:style>
    <style:style style:name="P14" style:family="paragraph">
      <loext:graphic-properties draw:fill-color="#d3d3d3"/>
      <style:paragraph-properties fo:text-align="center"/>
      <style:text-properties fo:font-size="11pt"/>
    </style:style>
    <style:style style:name="P15" style:family="paragraph">
      <loext:graphic-properties draw:fill-color="#32cd32"/>
      <style:paragraph-properties fo:text-align="center"/>
      <style:text-properties fo:font-size="11pt"/>
    </style:style>
    <style:style style:name="P16" style:family="paragraph">
      <loext:graphic-properties draw:fill-color="#729fcf"/>
      <style:paragraph-properties fo:text-align="center"/>
      <style:text-properties fo:font-size="11pt"/>
    </style:style>
    <style:style style:name="P17" style:family="paragraph">
      <loext:graphic-properties draw:fill="none"/>
      <style:paragraph-properties fo:text-align="center"/>
      <style:text-properties fo:font-size="11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1pt" style:font-size-asian="20pt" style:font-size-complex="2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1pt"/>
    </style:style>
    <style:style style:name="P21" style:family="paragraph">
      <style:paragraph-properties fo:text-align="end"/>
      <style:text-properties fo:font-size="11pt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1pt"/>
    </style:style>
    <style:style style:name="P23" style:family="paragraph">
      <style:text-properties fo:font-size="11pt"/>
    </style:style>
    <style:style style:name="P24" style:family="paragraph">
      <loext:graphic-properties draw:fill="none" draw:fill-color="#ffffff"/>
      <style:paragraph-properties style:writing-mode="lr-tb"/>
      <style:text-properties fo:font-size="11pt"/>
    </style:style>
    <style:style style:name="P25" style:family="paragraph">
      <style:paragraph-properties fo:text-align="center" style:writing-mode="lr-tb"/>
      <style:text-properties fo:font-size="11pt"/>
    </style:style>
    <style:style style:name="P26" style:family="paragraph">
      <loext:graphic-properties draw:fill-color="#32cd32"/>
      <style:paragraph-properties fo:text-align="center" style:writing-mode="lr-tb"/>
      <style:text-properties fo:font-size="11pt"/>
    </style:style>
    <style:style style:name="P27" style:family="paragraph">
      <loext:graphic-properties draw:fill-color="#729fcf"/>
      <style:paragraph-properties fo:text-align="center" style:writing-mode="lr-tb"/>
      <style:text-properties fo:font-size="11pt"/>
    </style:style>
    <style:style style:name="P28" style:family="paragraph">
      <loext:graphic-properties draw:fill-color="#dcdcdc"/>
      <style:paragraph-properties fo:text-align="center" style:writing-mode="lr-tb"/>
      <style:text-properties fo:font-size="11pt"/>
    </style:style>
    <style:style style:name="P29" style:family="paragraph">
      <loext:graphic-properties draw:fill="none" draw:fill-color="#729fcf"/>
      <style:paragraph-properties fo:text-align="center" style:writing-mode="lr-tb"/>
      <style:text-properties fo:font-size="11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d3d3d3"/>
      <style:paragraph-properties fo:text-align="center" style:writing-mode="lr-tb"/>
      <style:text-properties fo:font-size="11pt"/>
    </style:style>
    <style:style style:name="P3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-color="#ffffff"/>
      <style:paragraph-properties fo:text-align="center" style:writing-mode="lr-tb"/>
      <style:text-properties fo:font-size="11pt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text-align="end"/>
      <style:text-properties fo:font-size="11pt" style:font-size-asian="11pt" style:font-size-complex="11pt"/>
    </style:style>
    <style:style style:name="P38" style:family="paragraph">
      <loext:graphic-properties draw:fill="none" draw:fill-color="#ffffff"/>
      <style:paragraph-properties fo:text-align="end"/>
      <style:text-properties fo:font-size="11pt" style:font-size-asian="11pt" style:font-size-complex="11pt"/>
    </style:style>
    <style:style style:name="P39" style:family="paragraph">
      <style:paragraph-properties fo:margin-left="1.1cm" fo:margin-right="0cm" fo:text-align="center" fo:text-indent="0cm"/>
      <style:text-properties fo:font-size="11pt" fo:font-weight="bold" style:font-size-asian="11pt" style:font-weight-asian="bold" style:font-size-complex="11pt" style:font-weight-complex="bold"/>
    </style:style>
    <style:style style:name="P40" style:family="paragraph">
      <loext:graphic-properties draw:fill="non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1" style:family="paragraph">
      <loext:graphic-properties draw:fill-color="#ffffff"/>
    </style:style>
    <style:style style:name="P42" style:family="paragraph">
      <loext:graphic-properties draw:fill="none" draw:fill-color="#32cd32"/>
      <style:paragraph-properties fo:text-align="center" style:writing-mode="lr-tb"/>
      <style:text-properties fo:font-size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text-align="center"/>
      <style:text-properties fo:font-size="11pt" style:font-size-asian="11pt" style:font-size-complex="11pt"/>
    </style:style>
    <style:style style:name="P45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0pt"/>
    </style:style>
    <style:style style:name="T2" style:family="text">
      <style:text-properties fo:font-size="10pt" style:font-size-asian="14pt" style:font-size-complex="14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xml:id="id1" draw:id="id1" draw:layer="layout" svg:width="5.497cm" svg:height="1cm" svg:x="1.001cm" svg:y="0.5cm">
          <text:p text:style-name="P1"><text:span text:style-name="T1">Campion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497cm" svg:height="1cm" svg:x="0.999cm" svg:y="2cm">
          <text:p text:style-name="P1"><text:span text:style-name="T1">Immagine</text:span></text:p>
          <draw:enhanced-geometry svg:viewBox="0 0 21600 21600" draw:glue-points="?f6 0 10800 ?f8 ?f11 10800 ?f9 21600 10800 ?f10 ?f5 10800" draw:text-areas="?f3 ?f3 ?f4 ?f4" draw:type="parallelogram" draw:modifiers="3789.129249227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497cm" svg:height="1cm" svg:x="1.001cm" svg:y="3.5cm">
          <text:p text:style-name="P1"><text:span text:style-name="T1">Per ogni rig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497cm" svg:height="1cm" svg:x="2.002cm" svg:y="5cm">
          <text:p text:style-name="P1"><text:span text:style-name="T1">Sogliatur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5.499cm" svg:height="1cm" svg:x="1.999cm" svg:y="6.5cm">
          <text:p text:style-name="P3"><text:span text:style-name="T2">Run-length enco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497cm" svg:height="1cm" svg:x="5.5cm" svg:y="8cm">
          <text:p text:style-name="P1"><text:span text:style-name="T1">Minimo e massim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5.499cm" svg:height="1cm" svg:x="1.999cm" svg:y="9.5cm">
          <text:p text:style-name="P3"><text:span text:style-name="T2">Normalizzazione tra min e </text:span><text:span text:style-name="T3">max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5.499cm" svg:height="1cm" svg:x="1.999cm" svg:y="11cm">
          <text:p text:style-name="P1"><text:span text:style-name="T1">Run-length decoding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3.749cm" svg:y1="1.5cm" svg:x2="3.748cm" svg:y2="2cm" draw:start-shape="id1" draw:start-glue-point="2" draw:end-shape="id2" draw:end-glue-point="5" svg:d="M3749 1500l-1 500" svg:viewBox="0 0 2 501">
          <text:p/>
        </draw:connector>
        <draw:connector draw:style-name="gr6" draw:text-style-name="P4" draw:layer="layout" draw:type="line" svg:x1="3.747cm" svg:y1="3cm" svg:x2="3.749cm" svg:y2="3.5cm" draw:start-shape="id2" draw:end-shape="id3" svg:d="M3747 3000l2 500" svg:viewBox="0 0 3 501">
          <text:p/>
        </draw:connector>
        <draw:connector draw:style-name="gr7" draw:text-style-name="P4" draw:layer="layout" draw:type="line" svg:x1="3.749cm" svg:y1="4.5cm" svg:x2="4.75cm" svg:y2="5cm" draw:start-shape="id3" draw:start-glue-point="2" draw:end-shape="id4" svg:d="M3749 4500l1001 500" svg:viewBox="0 0 1002 501">
          <text:p/>
        </draw:connector>
        <draw:connector draw:style-name="gr8" draw:text-style-name="P4" draw:layer="layout" draw:type="line" svg:x1="4.75cm" svg:y1="6cm" svg:x2="4.748cm" svg:y2="6.5cm" draw:start-shape="id4" draw:start-glue-point="2" draw:end-shape="id5" draw:end-glue-point="0" svg:d="M4750 6000l-2 500" svg:viewBox="0 0 3 501">
          <text:p/>
        </draw:connector>
        <draw:connector draw:style-name="gr9" draw:text-style-name="P4" draw:layer="layout" draw:type="line" svg:x1="4.748cm" svg:y1="7.5cm" svg:x2="8.248cm" svg:y2="8cm" draw:start-shape="id5" draw:start-glue-point="2" draw:end-shape="id6" draw:end-glue-point="0" svg:d="M4748 7500l3500 500" svg:viewBox="0 0 3501 501">
          <text:p/>
        </draw:connector>
        <draw:connector draw:style-name="gr10" draw:text-style-name="P4" draw:layer="layout" draw:type="line" svg:x1="8.248cm" svg:y1="9cm" svg:x2="4.748cm" svg:y2="9.5cm" draw:start-shape="id6" draw:start-glue-point="2" draw:end-shape="id7" draw:end-glue-point="0" svg:d="M8248 9000l-3500 500" svg:viewBox="0 0 3501 501">
          <text:p/>
        </draw:connector>
        <draw:connector draw:style-name="gr11" draw:text-style-name="P4" draw:layer="layout" draw:type="line" svg:x1="4.748cm" svg:y1="7.5cm" svg:x2="4.748cm" svg:y2="9.5cm" draw:start-shape="id5" draw:start-glue-point="2" draw:end-shape="id7" draw:end-glue-point="0" svg:d="M4748 7500v2000" svg:viewBox="0 0 1 2001">
          <text:p/>
        </draw:connector>
        <draw:connector draw:style-name="gr12" draw:text-style-name="P4" draw:layer="layout" draw:type="line" svg:x1="4.748cm" svg:y1="10.5cm" svg:x2="4.748cm" svg:y2="11cm" draw:start-shape="id7" draw:start-glue-point="2" draw:end-shape="id8" draw:end-glue-point="0" svg:d="M4748 10500v500" svg:viewBox="0 0 1 501">
          <text:p/>
        </draw:connector>
        <draw:connector draw:style-name="gr13" draw:text-style-name="P4" draw:layer="layout" draw:type="line" svg:x1="4.748cm" svg:y1="12cm" svg:x2="4.749cm" svg:y2="12.5cm" draw:start-shape="id8" draw:start-glue-point="2" draw:end-shape="id9" draw:end-glue-point="5" svg:d="M4748 12000l1 500" svg:viewBox="0 0 2 501">
          <text:p/>
        </draw:connector>
        <draw:custom-shape draw:style-name="gr14" draw:text-style-name="P6" xml:id="id9" draw:id="id9" draw:layer="layout" svg:width="5.497cm" svg:height="1cm" svg:x="2cm" svg:y="12.5cm">
          <text:p text:style-name="P5"><text:span text:style-name="T1">Sequenza di output</text:span>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" draw:text-style-name="P4" draw:layer="layout" svg:x1="1.001cm" svg:y1="4cm" svg:x2="1.001cm" svg:y2="14.5cm" draw:start-shape="id3" draw:start-glue-point="3" draw:end-shape="id10" draw:end-glue-point="3" svg:d="M1001 4000h-502v10500h502" svg:viewBox="0 0 503 10501">
          <text:p/>
        </draw:connector>
        <draw:custom-shape draw:style-name="gr1" draw:text-style-name="P1" xml:id="id10" draw:id="id10" draw:layer="layout" svg:width="5.497cm" svg:height="1cm" svg:x="1.001cm" svg:y="14cm">
          <text:p text:style-name="P1"><text:span text:style-name="T1">Decodifi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4" draw:layer="layout" svg:x1="4.497cm" svg:y1="13.498cm" svg:x2="4.497cm" svg:y2="13.998cm">
          <text:p/>
        </draw:line>
        <draw:custom-shape draw:style-name="gr1" draw:text-style-name="P7" xml:id="id15" draw:id="id15" draw:layer="layout" svg:width="5.497cm" svg:height="1cm" svg:x="16cm" svg:y="0.5cm">
          <text:p text:style-name="P7"><text:span text:style-name="T1">Decodif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6" draw:id="id16" draw:layer="layout" svg:width="5.497cm" svg:height="1cm" svg:x="16cm" svg:y="2cm">
          <text:p text:style-name="P5"><text:span text:style-name="T1">Sequenze di input</text:span>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17" draw:id="id17" draw:layer="layout" svg:width="5.497cm" svg:height="1cm" svg:x="16cm" svg:y="3.5cm">
          <text:p text:style-name="P5"><text:span text:style-name="T1">Rimozione duplicat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5.497cm" svg:height="1cm" svg:x="16cm" svg:y="5cm">
          <text:p text:style-name="P5"><text:span text:style-name="T1">Per ogni sequenza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496cm" svg:height="1cm" svg:x="23.5cm" svg:y="5.5cm">
          <text:p text:style-name="P5"><text:span text:style-name="T1">EAN-13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496cm" svg:height="1cm" svg:x="23.5cm" svg:y="7cm">
          <text:p text:style-name="P5"><text:span text:style-name="T1">UPC-12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496cm" svg:height="1cm" svg:x="23.5cm" svg:y="8.5cm">
          <text:p text:style-name="P5"><text:span text:style-name="T1">C128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3" draw:id="id13" draw:layer="layout" svg:width="5.497cm" svg:height="1cm" svg:x="16cm" svg:y="9.5cm">
          <text:p text:style-name="P5"><text:span text:style-name="T1">Output</text:span>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5" xml:id="id12" draw:id="id12" draw:layer="layout" svg:width="5.497cm" svg:height="2cm" svg:x="16cm" svg:y="6.499cm">
          <text:p text:style-name="P5"><text:span text:style-name="T1">Decodif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draw:type="line" svg:x1="18.748cm" svg:y1="6cm" svg:x2="18.749cm" svg:y2="6.499cm" draw:start-shape="id11" draw:start-glue-point="2" draw:end-shape="id12" draw:end-glue-point="4" svg:d="M18748 6000l1 499" svg:viewBox="0 0 2 500">
          <text:p/>
        </draw:connector>
        <draw:connector draw:style-name="gr20" draw:text-style-name="P4" draw:layer="layout" draw:type="line" svg:x1="18.749cm" svg:y1="8.499cm" svg:x2="18.749cm" svg:y2="9.5cm" draw:start-shape="id12" draw:start-glue-point="6" draw:end-shape="id13" draw:end-glue-point="5" svg:d="M18749 8499v1001" svg:viewBox="0 0 1 1002">
          <text:p/>
        </draw:connector>
        <draw:connector draw:style-name="gr21" draw:text-style-name="P4" draw:layer="layout" svg:x1="16cm" svg:y1="5.5cm" svg:x2="16.367cm" svg:y2="10cm" draw:start-shape="id11" draw:start-glue-point="3" draw:end-shape="id13" draw:end-glue-point="9" svg:d="M16000 5500h-502v4500h869" svg:viewBox="0 0 870 4501">
          <text:p/>
        </draw:connector>
        <draw:custom-shape draw:style-name="gr1" draw:text-style-name="P7" xml:id="id14" draw:id="id14" draw:layer="layout" svg:width="5.497cm" svg:height="1cm" svg:x="16cm" svg:y="11cm">
          <text:p text:style-name="P7"><text:span text:style-name="T1">F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draw:type="line" svg:x1="18.749cm" svg:y1="10.5cm" svg:x2="18.748cm" svg:y2="11cm" draw:start-shape="id13" draw:start-glue-point="8" draw:end-shape="id14" draw:end-glue-point="0" svg:d="M18749 10500l-1 500" svg:viewBox="0 0 2 501">
          <text:p/>
        </draw:connector>
        <draw:connector draw:style-name="gr23" draw:text-style-name="P4" draw:layer="layout" draw:type="line" svg:x1="18.748cm" svg:y1="1.5cm" svg:x2="18.749cm" svg:y2="2cm" draw:start-shape="id15" draw:start-glue-point="2" draw:end-shape="id16" draw:end-glue-point="5" svg:d="M18748 1500l1 500" svg:viewBox="0 0 2 501">
          <text:p/>
        </draw:connector>
        <draw:connector draw:style-name="gr24" draw:text-style-name="P4" draw:layer="layout" draw:type="line" svg:x1="18.749cm" svg:y1="3cm" svg:x2="18.748cm" svg:y2="3.5cm" draw:start-shape="id16" draw:start-glue-point="8" draw:end-shape="id17" draw:end-glue-point="0" svg:d="M18749 3000l-1 500" svg:viewBox="0 0 2 501">
          <text:p/>
        </draw:connector>
        <draw:connector draw:style-name="gr25" draw:text-style-name="P4" draw:layer="layout" draw:type="line" svg:x1="18.748cm" svg:y1="4.5cm" svg:x2="18.748cm" svg:y2="5cm" draw:start-shape="id17" draw:start-glue-point="2" draw:end-shape="id11" draw:end-glue-point="0" svg:d="M18748 4500v500" svg:viewBox="0 0 1 501">
          <text:p/>
        </draw:connector>
        <draw:frame draw:style-name="gr26" draw:text-style-name="P10" draw:layer="layout" svg:width="4.251cm" svg:height="1cm" svg:x="18.746cm" svg:y="8.498cm">
          <draw:text-box>
            <text:p text:style-name="P9"><text:span text:style-name="T3">Seq. valida</text:span></text:p>
          </draw:text-box>
        </draw:frame>
        <draw:custom-shape draw:style-name="gr27" draw:text-style-name="P4" xml:id="id18" draw:id="id18" draw:layer="layout" svg:width="4.499cm" svg:height="5cm" svg:x="22.997cm" svg:y="4.998cm">
          <text:p/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4.67cm" svg:height="0.645cm" svg:x="22.997cm" svg:y="4.194cm">
          <draw:text-box>
            <text:p text:style-name="P9"><text:span text:style-name="T2">Decodificatori</text:span></text:p>
          </draw:text-box>
        </draw:frame>
        <draw:connector draw:style-name="gr29" draw:text-style-name="P4" draw:layer="layout" draw:type="line" svg:x1="22.997cm" svg:y1="7.498cm" svg:x2="21.497cm" svg:y2="7.499cm" draw:start-shape="id18" draw:start-glue-point="3" draw:end-shape="id12" draw:end-glue-point="7" svg:d="M22997 7498l-1500 1" svg:viewBox="0 0 1501 2">
          <text:p/>
        </draw:connector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custom-shape draw:style-name="gr31" draw:text-style-name="P13" xml:id="id19" draw:id="id19" draw:layer="layout" svg:width="1.281cm" svg:height="1.192cm" svg:x="4.997cm" svg:y="2.8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3" xml:id="id29" draw:id="id29" draw:layer="layout" svg:width="1.28cm" svg:height="1.192cm" svg:x="6.282cm" svg:y="2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xml:id="id21" draw:id="id21" draw:layer="layout" svg:width="1.281cm" svg:height="1.192cm" svg:x="7.563cm" svg:y="2.8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xml:id="id30" draw:id="id30" draw:layer="layout" svg:width="1.281cm" svg:height="1.192cm" svg:x="8.843cm" svg:y="2.80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8cm" svg:height="1.192cm" svg:x="10.126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.281cm" svg:height="1.192cm" svg:x="11.404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.281cm" svg:height="1.192cm" svg:x="12.684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.281cm" svg:height="1.192cm" svg:x="13.966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.281cm" svg:height="1.192cm" svg:x="15.25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.281cm" svg:height="1.192cm" svg:x="16.532cm" svg:y="2.80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8cm" svg:height="1.192cm" svg:x="17.813cm" svg:y="2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.281cm" svg:height="1.192cm" svg:x="19.092cm" svg:y="2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4.997cm" svg:y="4.8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.28cm" svg:height="1.192cm" svg:x="6.282cm" svg:y="4.8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7.563cm" svg:y="4.8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8.843cm" svg:y="4.80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xml:id="id20" draw:id="id20" draw:layer="layout" svg:width="1.28cm" svg:height="1.192cm" svg:x="10.126cm" svg:y="4.8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xml:id="id24" draw:id="id24" draw:layer="layout" svg:width="1.281cm" svg:height="1.192cm" svg:x="11.404cm" svg:y="4.8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xml:id="id22" draw:id="id22" draw:layer="layout" svg:width="1.281cm" svg:height="1.192cm" svg:x="12.684cm" svg:y="4.8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xml:id="id27" draw:id="id27" draw:layer="layout" svg:width="1.281cm" svg:height="1.192cm" svg:x="13.966cm" svg:y="4.8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.281cm" svg:height="1.192cm" svg:x="15.25cm" svg:y="4.8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.281cm" svg:height="1.192cm" svg:x="16.532cm" svg:y="4.8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8cm" svg:height="1.192cm" svg:x="17.813cm" svg:y="4.8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.281cm" svg:height="1.192cm" svg:x="19.092cm" svg:y="4.8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4.997cm" svg:y="6.8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.28cm" svg:height="1.192cm" svg:x="6.282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7.563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8.843cm" svg:y="6.8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.28cm" svg:height="1.192cm" svg:x="10.126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1.404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2.684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3.966cm" svg:y="6.8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xml:id="id23" draw:id="id23" draw:layer="layout" svg:width="1.281cm" svg:height="1.192cm" svg:x="15.25cm" svg:y="6.8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xml:id="id25" draw:id="id25" draw:layer="layout" svg:width="1.281cm" svg:height="1.192cm" svg:x="16.532cm" svg:y="6.80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xml:id="id26" draw:id="id26" draw:layer="layout" svg:width="1.28cm" svg:height="1.192cm" svg:x="17.813cm" svg:y="6.8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xml:id="id28" draw:id="id28" draw:layer="layout" svg:width="1.281cm" svg:height="1.192cm" svg:x="19.092cm" svg:y="6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4.997cm" svg:y="8.8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.28cm" svg:height="1.192cm" svg:x="6.282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7.563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8.843cm" svg:y="8.8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.28cm" svg:height="1.192cm" svg:x="10.126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1.404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2.684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3.966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5.25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6.532cm" svg:y="8.8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.28cm" svg:height="1.192cm" svg:x="17.813cm" svg:y="8.8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9.092cm" svg:y="8.806cm">
          <text:p/>
          <draw:enhanced-geometry svg:viewBox="0 0 21600 21600" draw:type="rectangle" draw:enhanced-path="M 0 0 L 21600 0 21600 21600 0 21600 0 0 Z N"/>
        </draw:custom-shape>
        <draw:connector draw:style-name="gr39" draw:text-style-name="P17" draw:layer="layout" draw:type="line" svg:x1="5.637cm" svg:y1="3.998cm" svg:x2="10.766cm" svg:y2="4.807cm" draw:start-shape="id19" draw:start-glue-point="2" draw:end-shape="id20" draw:end-glue-point="0" svg:d="M5637 3998l5129 809" svg:viewBox="0 0 5130 810">
          <text:p/>
        </draw:connector>
        <draw:connector draw:style-name="gr40" draw:text-style-name="P17" draw:layer="layout" draw:type="line" svg:x1="8.203cm" svg:y1="3.998cm" svg:x2="13.324cm" svg:y2="4.807cm" draw:start-shape="id21" draw:start-glue-point="2" draw:end-shape="id22" draw:end-glue-point="0" svg:d="M8203 3998l5121 809" svg:viewBox="0 0 5122 810">
          <text:p/>
        </draw:connector>
        <draw:connector draw:style-name="gr41" draw:text-style-name="P17" draw:layer="layout" draw:type="line" svg:x1="10.766cm" svg:y1="5.999cm" svg:x2="15.89cm" svg:y2="6.806cm" draw:start-shape="id20" draw:start-glue-point="2" draw:end-shape="id23" draw:end-glue-point="0" svg:d="M10766 5999l5124 807" svg:viewBox="0 0 5125 808">
          <text:p/>
        </draw:connector>
        <draw:connector draw:style-name="gr42" draw:text-style-name="P17" draw:layer="layout" draw:type="line" svg:x1="12.044cm" svg:y1="5.999cm" svg:x2="17.172cm" svg:y2="6.806cm" draw:start-shape="id24" draw:start-glue-point="2" draw:end-shape="id25" draw:end-glue-point="0" svg:d="M12044 5999l5128 807" svg:viewBox="0 0 5129 808">
          <text:p/>
        </draw:connector>
        <draw:connector draw:style-name="gr43" draw:text-style-name="P17" draw:layer="layout" draw:type="line" svg:x1="13.324cm" svg:y1="5.999cm" svg:x2="18.453cm" svg:y2="6.806cm" draw:start-shape="id22" draw:start-glue-point="2" draw:end-shape="id26" draw:end-glue-point="0" svg:d="M13324 5999l5129 807" svg:viewBox="0 0 5130 808">
          <text:p/>
        </draw:connector>
        <draw:connector draw:style-name="gr44" draw:text-style-name="P17" draw:layer="layout" draw:type="line" svg:x1="14.606cm" svg:y1="5.999cm" svg:x2="19.732cm" svg:y2="6.806cm" draw:start-shape="id27" draw:start-glue-point="2" draw:end-shape="id28" draw:end-glue-point="0" svg:d="M14606 5999l5126 807" svg:viewBox="0 0 5127 808">
          <text:p/>
        </draw:connector>
        <draw:connector draw:style-name="gr45" draw:text-style-name="P17" draw:layer="layout" draw:type="line" svg:x1="6.922cm" svg:y1="3.998cm" svg:x2="12.044cm" svg:y2="4.807cm" draw:start-shape="id29" draw:start-glue-point="2" draw:end-shape="id24" draw:end-glue-point="0" svg:d="M6922 3998l5122 809" svg:viewBox="0 0 5123 810">
          <text:p/>
        </draw:connector>
        <draw:connector draw:style-name="gr46" draw:text-style-name="P17" draw:layer="layout" draw:type="line" svg:x1="9.483cm" svg:y1="3.998cm" svg:x2="14.606cm" svg:y2="4.807cm" draw:start-shape="id30" draw:start-glue-point="2" draw:end-shape="id27" draw:end-glue-point="0" svg:d="M9483 3998l5123 809" svg:viewBox="0 0 5124 810">
          <text:p/>
        </draw:connector>
        <draw:measure draw:style-name="gr47" draw:text-style-name="P18" draw:layer="measurelines" svg:x1="4.999cm" svg:y1="1.999cm" svg:x2="9.998cm" svg:y2="1.999cm">
          <text:p text:style-name="P18"><text:span text:style-name="T4">workgroup</text:span></text:p>
        </draw:measure>
        <draw:frame draw:style-name="gr48" draw:text-style-name="P19" draw:layer="layout" svg:width="1.001cm" svg:height="1cm" svg:x="4cm" svg:y="2.998cm">
          <draw:text-box>
            <text:p text:style-name="P13"><text:span text:style-name="T5">1</text:span></text:p>
          </draw:text-box>
        </draw:frame>
        <draw:frame draw:style-name="gr49" draw:text-style-name="P20" draw:layer="layout" svg:width="0.896cm" svg:height="1.038cm" svg:x="4.101cm" svg:y="4.998cm">
          <draw:text-box>
            <text:p text:style-name="P13"><text:span text:style-name="T5">2</text:span></text:p>
          </draw:text-box>
        </draw:frame>
        <draw:frame draw:style-name="gr50" draw:text-style-name="P20" draw:layer="layout" svg:width="1.001cm" svg:height="0.962cm" svg:x="4cm" svg:y="7.038cm">
          <draw:text-box>
            <text:p text:style-name="P13"><text:span text:style-name="T5">3</text:span></text:p>
          </draw:text-box>
        </draw:frame>
        <draw:frame draw:style-name="gr51" draw:text-style-name="P22" draw:layer="layout" svg:width="3.396cm" svg:height="0.683cm" svg:x="1.496cm" svg:y="8.96cm">
          <draw:text-box>
            <text:p text:style-name="P21"><text:span text:style-name="T5">Risultato</text:span></text:p>
          </draw:text-box>
        </draw:frame>
        <draw:frame draw:style-name="gr26" draw:text-style-name="P24" draw:layer="layout" svg:width="16cm" svg:height="1cm" svg:x="4.997cm" svg:y="10.998cm">
          <draw:text-box>
            <text:p text:style-name="P23"><text:span text:style-name="T5">In blu le finestre in lavorazione</text:span></text:p>
          </draw:text-box>
        </draw:frame>
        <draw:frame draw:style-name="gr26" draw:text-style-name="P24" draw:layer="layout" svg:width="16cm" svg:height="1cm" svg:x="4.997cm" svg:y="11.998cm">
          <draw:text-box>
            <text:p text:style-name="P23"><text:span text:style-name="T5">In grigio le finestre da processare</text:span></text:p>
          </draw:text-box>
        </draw:frame>
        <draw:frame draw:style-name="gr26" draw:text-style-name="P24" draw:layer="layout" svg:width="16cm" svg:height="1cm" svg:x="4.997cm" svg:y="12.998cm">
          <draw:text-box>
            <text:p text:style-name="P23"><text:span text:style-name="T5">In verde le finestre processate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custom-shape draw:style-name="gr52" draw:text-style-name="P26" draw:layer="layout" svg:width="1.281cm" svg:height="1.192cm" svg:x="3.998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.28cm" svg:height="1.192cm" svg:x="5.282cm" svg:y="1.9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1.281cm" svg:height="1.192cm" svg:x="6.562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281cm" svg:height="1.192cm" svg:x="7.844cm" svg:y="1.9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1.28cm" svg:height="1.192cm" svg:x="9.125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281cm" svg:height="1.192cm" svg:x="10.404cm" svg:y="1.9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1.281cm" svg:height="1.192cm" svg:x="11.685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281cm" svg:height="1.192cm" svg:x="12.965cm" svg:y="1.9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1.281cm" svg:height="1.192cm" svg:x="14.247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281cm" svg:height="1.192cm" svg:x="15.531cm" svg:y="1.9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1.28cm" svg:height="1.192cm" svg:x="16.812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281cm" svg:height="1.192cm" svg:x="18.091cm" svg:y="1.9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1.281cm" svg:height="1.192cm" svg:x="3.998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5.282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281cm" svg:height="1.192cm" svg:x="6.562cm" svg:y="4.306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7.844cm" svg:y="4.306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1.28cm" svg:height="1.192cm" svg:x="9.125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0.404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281cm" svg:height="1.192cm" svg:x="11.685cm" svg:y="4.306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2.965cm" svg:y="4.306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1.281cm" svg:height="1.192cm" svg:x="19.372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20.654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.28cm" svg:height="1.192cm" svg:x="21.938cm" svg:y="4.306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23.218cm" svg:y="4.306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1.281cm" svg:height="1.192cm" svg:x="3.998cm" svg:y="6.4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5.282cm" svg:y="6.4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6.562cm" svg:y="6.499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7.844cm" svg:y="6.499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.28cm" svg:height="1.192cm" svg:x="9.125cm" svg:y="6.499cm">
          <text:p text:style-name="P2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0.404cm" svg:y="6.499cm">
          <text:p text:style-name="P25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1.685cm" svg:y="6.499cm">
          <text:p text:style-name="P25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2.965cm" svg:y="6.499cm">
          <text:p text:style-name="P25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1.281cm" svg:height="1.192cm" svg:x="14.247cm" svg:y="6.4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5.531cm" svg:y="6.4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16.812cm" svg:y="6.499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8.091cm" svg:y="6.499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1.281cm" svg:height="1.192cm" svg:x="19.372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281cm" svg:height="1.192cm" svg:x="20.654cm" svg:y="1.9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1.28cm" svg:height="1.192cm" svg:x="21.938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281cm" svg:height="1.192cm" svg:x="23.218cm" svg:y="1.9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1.281cm" svg:height="1.192cm" svg:x="14.247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5.531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.28cm" svg:height="1.192cm" svg:x="16.812cm" svg:y="4.306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8.091cm" svg:y="4.306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281cm" svg:height="1.192cm" svg:x="19.372cm" svg:y="6.499cm">
          <text:p text:style-name="P2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20.654cm" svg:y="6.499cm">
          <text:p text:style-name="P25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21.938cm" svg:y="6.499cm">
          <text:p text:style-name="P25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23.218cm" svg:y="6.499cm">
          <text:p text:style-name="P25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4cm" svg:y="0.001cm">
          <text:p text:style-name="P25"><text:span text:style-name="T5">i=0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5.28cm" svg:y="0.001cm">
          <text:p text:style-name="P25"><text:span text:style-name="T5">i=1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6.562cm" svg:y="0.001cm">
          <text:p text:style-name="P25"><text:span text:style-name="T5">i=2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7.842cm" svg:y="0.001cm">
          <text:p text:style-name="P25"><text:span text:style-name="T5">i=3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9.123cm" svg:y="0.001cm">
          <text:p text:style-name="P25"><text:span text:style-name="T5">i=4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10.403cm" svg:y="0.001cm">
          <text:p text:style-name="P25"><text:span text:style-name="T5">i=5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11.685cm" svg:y="0.001cm">
          <text:p text:style-name="P25"><text:span text:style-name="T5">i=6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12.967cm" svg:y="0.001cm">
          <text:p text:style-name="P25"><text:span text:style-name="T5">i=7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14.248cm" svg:y="0.001cm">
          <text:p text:style-name="P25"><text:span text:style-name="T5">i=8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15.529cm" svg:y="0.001cm">
          <text:p text:style-name="P25"><text:span text:style-name="T5">i=9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16.81cm" svg:y="0.001cm">
          <text:p text:style-name="P25"><text:span text:style-name="T5">i=10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18.09cm" svg:y="0.001cm">
          <text:p text:style-name="P25"><text:span text:style-name="T5">i=11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19.372cm" svg:y="0.001cm">
          <text:p text:style-name="P25"><text:span text:style-name="T5">i=12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0.656cm" svg:y="0.001cm">
          <text:p text:style-name="P25"><text:span text:style-name="T5">i=13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21.936cm" svg:y="0.001cm">
          <text:p text:style-name="P25"><text:span text:style-name="T5">i=14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3.218cm" svg:y="0.001cm">
          <text:p text:style-name="P25"><text:span text:style-name="T5">i=15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.714cm" svg:y="2cm">
          <text:p text:style-name="P25"><text:span text:style-name="T5">n=2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.714cm" svg:y="4.308cm">
          <text:p text:style-name="P25"><text:span text:style-name="T5">n=4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.714cm" svg:y="6.5cm">
          <text:p text:style-name="P25"><text:span text:style-name="T5">n=8</text:span></text:p>
          <draw:enhanced-geometry svg:viewBox="0 0 21600 21600" draw:type="rectangle" draw:enhanced-path="M 0 0 L 21600 0 21600 21600 0 21600 0 0 Z N"/>
        </draw:custom-shape>
        <draw:measure draw:style-name="gr60" draw:text-style-name="P18" draw:layer="measurelines" svg:x1="4.001cm" svg:y1="2cm" svg:x2="6.5cm" svg:y2="2cm">
          <text:p text:style-name="P18"><text:span text:style-name="T4">Gruppo di 2</text:span></text:p>
        </draw:measure>
        <draw:measure draw:style-name="gr61" draw:text-style-name="P30" draw:layer="measurelines" svg:x1="4cm" svg:y1="4.308cm" svg:x2="9.123cm" svg:y2="4.308cm">
          <text:p text:style-name="P30"><text:span text:style-name="T6">Gruppo di 4</text:span></text:p>
        </draw:measure>
        <draw:measure draw:style-name="gr62" draw:text-style-name="P31" draw:layer="measurelines" svg:x1="4cm" svg:y1="6.5cm" svg:x2="14.249cm" svg:y2="6.5cm">
          <text:p text:style-name="P31"><text:span text:style-name="T6">Gruppo di 8</text:span></text:p>
        </draw:measure>
        <draw:custom-shape draw:style-name="gr52" draw:text-style-name="P26" draw:layer="layout" svg:width="1.281cm" svg:height="1.192cm" svg:x="3.998cm" svg:y="8.8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5.282cm" svg:y="8.8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6.562cm" svg:y="8.806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7.844cm" svg:y="8.806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63" draw:text-style-name="P32" draw:layer="layout" svg:width="1.28cm" svg:height="1.192cm" svg:x="9.125cm" svg:y="8.806cm">
          <text:p text:style-name="P2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0.404cm" svg:y="8.806cm">
          <text:p text:style-name="P25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1.685cm" svg:y="8.806cm">
          <text:p text:style-name="P25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2.965cm" svg:y="8.806cm">
          <text:p text:style-name="P25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281cm" svg:height="1.192cm" svg:x="14.247cm" svg:y="8.806cm">
          <text:p text:style-name="P25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5.531cm" svg:y="8.806cm">
          <text:p text:style-name="P25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16.812cm" svg:y="8.806cm">
          <text:p text:style-name="P25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8.091cm" svg:y="8.806cm">
          <text:p text:style-name="P25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64" draw:text-style-name="P32" draw:layer="layout" svg:width="1.281cm" svg:height="1.192cm" svg:x="19.372cm" svg:y="8.806cm">
          <text:p text:style-name="P25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20.654cm" svg:y="8.806cm">
          <text:p text:style-name="P25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21.938cm" svg:y="8.806cm">
          <text:p text:style-name="P25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23.218cm" svg:y="8.806cm">
          <text:p text:style-name="P25"><text:span text:style-name="T5">15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.714cm" svg:y="8.808cm">
          <text:p text:style-name="P25"><text:span text:style-name="T5">n=16</text:span></text:p>
          <draw:enhanced-geometry svg:viewBox="0 0 21600 21600" draw:type="rectangle" draw:enhanced-path="M 0 0 L 21600 0 21600 21600 0 21600 0 0 Z N"/>
        </draw:custom-shape>
        <draw:measure draw:style-name="gr65" draw:text-style-name="P31" draw:layer="layout" svg:x1="4cm" svg:y1="8.808cm" svg:x2="24.498cm" svg:y2="8.808cm">
          <text:p text:style-name="P31"><text:span text:style-name="T6">Gruppo di 16</text:span></text:p>
        </draw:measure>
        <draw:frame draw:style-name="gr66" draw:text-style-name="P33" draw:layer="layout" svg:width="9.001cm" svg:height="1.979cm" svg:x="4cm" svg:y="11.315cm">
          <draw:text-box>
            <text:p text:style-name="P23"><text:span text:style-name="T7">All’interno delle celle il valore </text:span><text:span text:style-name="T8">mask = </text:span><text:span text:style-name="T9">i&amp;(n-1)</text:span></text:p>
            <text:p text:style-name="P23"><text:span text:style-name="T10">In verde </text:span><text:span text:style-name="T9">mask == 0</text:span></text:p>
            <text:p text:style-name="P23"><text:span text:style-name="T10">In grigio </text:span><text:span text:style-name="T9">mask != 0</text:span></text:p>
            <text:p text:style-name="P23"><text:span text:style-name="T10">In blu </text:span><text:span text:style-name="T9">mask == middle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custom-shape draw:style-name="gr54" draw:text-style-name="P27" xml:id="id31" draw:id="id31" draw:layer="layout" svg:width="1.281cm" svg:height="1.192cm" svg:x="4.002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xml:id="id32" draw:id="id32" draw:layer="layout" svg:width="1.28cm" svg:height="1.192cm" svg:x="5.283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49" draw:id="id49" draw:layer="layout" svg:width="1.281cm" svg:height="1.192cm" svg:x="6.564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50" draw:id="id50" draw:layer="layout" svg:width="1.281cm" svg:height="1.192cm" svg:x="7.844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xml:id="id51" draw:id="id51" draw:layer="layout" svg:width="1.28cm" svg:height="1.192cm" svg:x="9.127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52" draw:id="id52" draw:layer="layout" svg:width="1.281cm" svg:height="1.192cm" svg:x="10.405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53" draw:id="id53" draw:layer="layout" svg:width="1.281cm" svg:height="1.192cm" svg:x="11.685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54" draw:id="id54" draw:layer="layout" svg:width="1.281cm" svg:height="1.192cm" svg:x="12.967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55" draw:id="id55" draw:layer="layout" svg:width="1.281cm" svg:height="1.192cm" svg:x="14.251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56" draw:id="id56" draw:layer="layout" svg:width="1.281cm" svg:height="1.192cm" svg:x="15.531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xml:id="id57" draw:id="id57" draw:layer="layout" svg:width="1.28cm" svg:height="1.192cm" svg:x="16.814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58" draw:id="id58" draw:layer="layout" svg:width="1.281cm" svg:height="1.192cm" svg:x="18.092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4.002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xml:id="id33" draw:id="id33" draw:layer="layout" svg:width="1.28cm" svg:height="1.192cm" svg:x="5.283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66" draw:id="id66" draw:layer="layout" svg:width="1.281cm" svg:height="1.192cm" svg:x="6.564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34" draw:id="id34" draw:layer="layout" svg:width="1.281cm" svg:height="1.192cm" svg:x="7.844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9.127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63" draw:id="id63" draw:layer="layout" svg:width="1.281cm" svg:height="1.192cm" svg:x="10.405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64" draw:id="id64" draw:layer="layout" svg:width="1.281cm" svg:height="1.192cm" svg:x="11.685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65" draw:id="id65" draw:layer="layout" svg:width="1.281cm" svg:height="1.192cm" svg:x="12.967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9.372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70" draw:id="id70" draw:layer="layout" svg:width="1.281cm" svg:height="1.192cm" svg:x="20.658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xml:id="id71" draw:id="id71" draw:layer="layout" svg:width="1.28cm" svg:height="1.192cm" svg:x="21.939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72" draw:id="id72" draw:layer="layout" svg:width="1.281cm" svg:height="1.192cm" svg:x="23.22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4.002cm" svg:y="6.4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5.283cm" svg:y="6.4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6.564cm" svg:y="6.499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35" draw:id="id35" draw:layer="layout" svg:width="1.281cm" svg:height="1.192cm" svg:x="7.844cm" svg:y="6.499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xml:id="id36" draw:id="id36" draw:layer="layout" svg:width="1.28cm" svg:height="1.192cm" svg:x="9.127cm" svg:y="6.4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37" draw:id="id37" draw:layer="layout" svg:width="1.281cm" svg:height="1.192cm" svg:x="10.405cm" svg:y="6.4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38" draw:id="id38" draw:layer="layout" svg:width="1.281cm" svg:height="1.192cm" svg:x="11.685cm" svg:y="6.499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39" draw:id="id39" draw:layer="layout" svg:width="1.281cm" svg:height="1.192cm" svg:x="12.967cm" svg:y="6.499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4.251cm" svg:y="6.4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5.531cm" svg:y="6.4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16.814cm" svg:y="6.499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73" draw:id="id73" draw:layer="layout" svg:width="1.281cm" svg:height="1.192cm" svg:x="18.092cm" svg:y="6.499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59" draw:id="id59" draw:layer="layout" svg:width="1.281cm" svg:height="1.192cm" svg:x="19.372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60" draw:id="id60" draw:layer="layout" svg:width="1.281cm" svg:height="1.192cm" svg:x="20.658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xml:id="id61" draw:id="id61" draw:layer="layout" svg:width="1.28cm" svg:height="1.192cm" svg:x="21.939cm" svg:y="1.9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62" draw:id="id62" draw:layer="layout" svg:width="1.281cm" svg:height="1.192cm" svg:x="23.22cm" svg:y="1.999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8" draw:layer="layout" svg:width="1.281cm" svg:height="1.192cm" svg:x="14.251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67" draw:id="id67" draw:layer="layout" svg:width="1.281cm" svg:height="1.192cm" svg:x="15.531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xml:id="id68" draw:id="id68" draw:layer="layout" svg:width="1.28cm" svg:height="1.192cm" svg:x="16.814cm" svg:y="4.3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69" draw:id="id69" draw:layer="layout" svg:width="1.281cm" svg:height="1.192cm" svg:x="18.092cm" svg:y="4.3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77" draw:id="id77" draw:layer="layout" svg:width="1.281cm" svg:height="1.192cm" svg:x="19.372cm" svg:y="6.499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76" draw:id="id76" draw:layer="layout" svg:width="1.281cm" svg:height="1.192cm" svg:x="20.658cm" svg:y="6.499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xml:id="id75" draw:id="id75" draw:layer="layout" svg:width="1.28cm" svg:height="1.192cm" svg:x="21.939cm" svg:y="6.499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74" draw:id="id74" draw:layer="layout" svg:width="1.281cm" svg:height="1.192cm" svg:x="23.22cm" svg:y="6.499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4cm" svg:y="0.001cm">
          <text:p text:style-name="P25"><text:span text:style-name="T5">i=0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5.28cm" svg:y="0.001cm">
          <text:p text:style-name="P25"><text:span text:style-name="T5">i=1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6.562cm" svg:y="0.001cm">
          <text:p text:style-name="P25"><text:span text:style-name="T5">i=2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7.842cm" svg:y="0.001cm">
          <text:p text:style-name="P25"><text:span text:style-name="T5">i=3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9.123cm" svg:y="0.001cm">
          <text:p text:style-name="P25"><text:span text:style-name="T5">i=4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10.403cm" svg:y="0.001cm">
          <text:p text:style-name="P25"><text:span text:style-name="T5">i=5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11.687cm" svg:y="0.001cm">
          <text:p text:style-name="P25"><text:span text:style-name="T5">i=6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12.968cm" svg:y="0.001cm">
          <text:p text:style-name="P25"><text:span text:style-name="T5">i=7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14.248cm" svg:y="0.001cm">
          <text:p text:style-name="P25"><text:span text:style-name="T5">i=8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15.529cm" svg:y="0.001cm">
          <text:p text:style-name="P25"><text:span text:style-name="T5">i=9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16.81cm" svg:y="0.001cm">
          <text:p text:style-name="P25"><text:span text:style-name="T5">i=10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18.09cm" svg:y="0.001cm">
          <text:p text:style-name="P25"><text:span text:style-name="T5">i=11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19.376cm" svg:y="0.001cm">
          <text:p text:style-name="P25"><text:span text:style-name="T5">i=12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0.656cm" svg:y="0.001cm">
          <text:p text:style-name="P25"><text:span text:style-name="T5">i=13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1.28cm" svg:height="1.192cm" svg:x="21.936cm" svg:y="0.001cm">
          <text:p text:style-name="P25"><text:span text:style-name="T5">i=14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3.218cm" svg:y="0.001cm">
          <text:p text:style-name="P25"><text:span text:style-name="T5">i=15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.716cm" svg:y="2cm">
          <text:p text:style-name="P25"><text:span text:style-name="T5">n=1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.716cm" svg:y="4.308cm">
          <text:p text:style-name="P25"><text:span text:style-name="T5">n=2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.716cm" svg:y="6.5cm">
          <text:p text:style-name="P25"><text:span text:style-name="T5">n=4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4.002cm" svg:y="8.8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5.283cm" svg:y="8.8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6.564cm" svg:y="8.806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7.844cm" svg:y="8.806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28cm" svg:height="1.192cm" svg:x="9.127cm" svg:y="8.806cm">
          <text:p text:style-name="P2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0.405cm" svg:y="8.806cm">
          <text:p text:style-name="P25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1.281cm" svg:height="1.192cm" svg:x="11.685cm" svg:y="8.806cm">
          <text:p text:style-name="P25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40" draw:id="id40" draw:layer="layout" svg:width="1.281cm" svg:height="1.192cm" svg:x="12.967cm" svg:y="8.806cm">
          <text:p text:style-name="P25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282cm" svg:height="1.192cm" svg:x="2.716cm" svg:y="8.808cm">
          <text:p text:style-name="P25"><text:span text:style-name="T5">n=8</text:span></text:p>
          <draw:enhanced-geometry svg:viewBox="0 0 21600 21600" draw:type="rectangle" draw:enhanced-path="M 0 0 L 21600 0 21600 21600 0 21600 0 0 Z N"/>
        </draw:custom-shape>
        <draw:frame draw:style-name="gr66" draw:text-style-name="P33" draw:layer="layout" svg:width="9.001cm" svg:height="1.979cm" svg:x="4cm" svg:y="11.315cm">
          <draw:text-box>
            <text:p text:style-name="P23"><text:span text:style-name="T7">All’interno delle celle il valore </text:span><text:span text:style-name="T8">step = </text:span><text:span text:style-name="T9">i&amp;(n-1)</text:span></text:p>
            <text:p text:style-name="P23"><text:span text:style-name="T10">In verde </text:span><text:span text:style-name="T9">toggle != 0</text:span></text:p>
            <text:p text:style-name="P23"><text:span text:style-name="T10">In grigio </text:span><text:span text:style-name="T9">toggle = 0</text:span></text:p>
            <text:p text:style-name="P23"><text:span text:style-name="T10">In blu </text:span><text:span text:style-name="T9">step-1</text:span></text:p>
          </draw:text-box>
        </draw:frame>
        <draw:custom-shape draw:style-name="gr52" draw:text-style-name="P26" xml:id="id41" draw:id="id41" draw:layer="layout" svg:width="1.281cm" svg:height="1.192cm" svg:x="14.251cm" svg:y="8.80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xml:id="id48" draw:id="id48" draw:layer="layout" svg:width="1.28cm" svg:height="1.192cm" svg:x="15.532cm" svg:y="8.80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47" draw:id="id47" draw:layer="layout" svg:width="1.281cm" svg:height="1.192cm" svg:x="16.811cm" svg:y="8.806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46" draw:id="id46" draw:layer="layout" svg:width="1.281cm" svg:height="1.192cm" svg:x="18.092cm" svg:y="8.806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xml:id="id45" draw:id="id45" draw:layer="layout" svg:width="1.28cm" svg:height="1.192cm" svg:x="19.376cm" svg:y="8.806cm">
          <text:p text:style-name="P2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44" draw:id="id44" draw:layer="layout" svg:width="1.281cm" svg:height="1.192cm" svg:x="20.654cm" svg:y="8.806cm">
          <text:p text:style-name="P25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43" draw:id="id43" draw:layer="layout" svg:width="1.281cm" svg:height="1.192cm" svg:x="21.938cm" svg:y="8.806cm">
          <text:p text:style-name="P25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42" draw:id="id42" draw:layer="layout" svg:width="1.281cm" svg:height="1.192cm" svg:x="23.218cm" svg:y="8.806cm">
          <text:p text:style-name="P25"><text:span text:style-name="T5">7</text:span></text:p>
          <draw:enhanced-geometry svg:viewBox="0 0 21600 21600" draw:type="rectangle" draw:enhanced-path="M 0 0 L 21600 0 21600 21600 0 21600 0 0 Z N"/>
        </draw:custom-shape>
        <draw:connector draw:style-name="gr67" draw:text-style-name="P34" draw:layer="layout" draw:type="curve" svg:x1="4.642cm" svg:y1="1.999cm" svg:x2="5.923cm" svg:y2="1.999cm" draw:start-shape="id31" draw:start-glue-point="0" draw:end-shape="id32" draw:end-glue-point="0" svg:d="M4642 1999c0-751 1281-751 1281 0" svg:viewBox="0 0 1282 564">
          <text:p/>
        </draw:connector>
        <draw:connector draw:style-name="gr68" draw:text-style-name="P34" draw:layer="layout" draw:type="curve" svg:x1="5.923cm" svg:y1="4.306cm" svg:x2="8.484cm" svg:y2="4.306cm" draw:start-shape="id33" draw:start-glue-point="0" draw:end-shape="id34" svg:d="M5923 4306c0-751 2561-751 2561 0" svg:viewBox="0 0 2562 564">
          <text:p/>
        </draw:connector>
        <draw:connector draw:style-name="gr69" draw:text-style-name="P34" draw:layer="layout" draw:type="curve" draw:line-skew="0.188cm" svg:x1="8.484cm" svg:y1="6.499cm" svg:x2="9.767cm" svg:y2="6.499cm" draw:start-shape="id35" draw:start-glue-point="0" draw:end-shape="id36" draw:end-glue-point="0" svg:d="M8484 6499c0-469 1283-469 1283 0" svg:viewBox="0 0 1284 353">
          <text:p/>
        </draw:connector>
        <draw:connector draw:style-name="gr70" draw:text-style-name="P34" draw:layer="layout" draw:type="curve" draw:line-skew="-0.011cm" svg:x1="8.484cm" svg:y1="6.499cm" svg:x2="11.045cm" svg:y2="6.499cm" draw:start-shape="id35" draw:start-glue-point="0" draw:end-shape="id37" draw:end-glue-point="0" svg:d="M8484 6499c0-768 2561-768 2561 0" svg:viewBox="0 0 2562 577">
          <text:p/>
        </draw:connector>
        <draw:connector draw:style-name="gr71" draw:text-style-name="P34" draw:layer="layout" draw:type="curve" svg:x1="8.484cm" svg:y1="6.499cm" svg:x2="12.325cm" svg:y2="6.499cm" draw:start-shape="id35" draw:start-glue-point="0" draw:end-shape="id38" draw:end-glue-point="0" svg:d="M8484 6499c0-751 3841-751 3841 0" svg:viewBox="0 0 3842 564">
          <text:p/>
        </draw:connector>
        <draw:connector draw:style-name="gr72" draw:text-style-name="P34" draw:layer="layout" draw:type="curve" svg:x1="8.484cm" svg:y1="6.499cm" svg:x2="13.607cm" svg:y2="6.499cm" draw:start-shape="id35" draw:start-glue-point="0" draw:end-shape="id39" draw:end-glue-point="0" svg:d="M8484 6499c0-751 5123-751 5123 0" svg:viewBox="0 0 5124 564">
          <text:p/>
        </draw:connector>
        <draw:connector draw:style-name="gr73" draw:text-style-name="P34" draw:layer="layout" draw:type="curve" svg:x1="13.607cm" svg:y1="8.806cm" svg:x2="14.891cm" svg:y2="8.806cm" draw:start-shape="id40" draw:start-glue-point="0" draw:end-shape="id41" svg:d="M13607 8806c0-751 1284-751 1284 0" svg:viewBox="0 0 1285 564">
          <text:p/>
        </draw:connector>
        <draw:connector draw:style-name="gr74" draw:text-style-name="P34" draw:layer="layout" draw:type="curve" svg:x1="13.607cm" svg:y1="8.806cm" svg:x2="23.858cm" svg:y2="8.806cm" draw:start-shape="id40" draw:start-glue-point="0" draw:end-shape="id42" svg:d="M13607 8806c0-751 10251-751 10251 0" svg:viewBox="0 0 10252 564">
          <text:p/>
        </draw:connector>
        <draw:connector draw:style-name="gr75" draw:text-style-name="P34" draw:layer="layout" draw:type="curve" svg:x1="13.607cm" svg:y1="8.806cm" svg:x2="22.578cm" svg:y2="8.806cm" draw:start-shape="id40" draw:start-glue-point="0" draw:end-shape="id43" draw:end-glue-point="0" svg:d="M13607 8806c0-751 8971-751 8971 0" svg:viewBox="0 0 8972 564">
          <text:p/>
        </draw:connector>
        <draw:connector draw:style-name="gr76" draw:text-style-name="P34" draw:layer="layout" draw:type="curve" svg:x1="13.607cm" svg:y1="8.806cm" svg:x2="21.294cm" svg:y2="8.806cm" draw:start-shape="id40" draw:end-shape="id44" draw:end-glue-point="0" svg:d="M13607 8806c0-751 7687-751 7687 0" svg:viewBox="0 0 7688 564">
          <text:p/>
        </draw:connector>
        <draw:connector draw:style-name="gr77" draw:text-style-name="P34" draw:layer="layout" draw:type="curve" svg:x1="13.607cm" svg:y1="8.806cm" svg:x2="20.016cm" svg:y2="8.806cm" draw:start-shape="id40" draw:start-glue-point="0" draw:end-shape="id45" draw:end-glue-point="0" svg:d="M13607 8806c0-751 6409-751 6409 0" svg:viewBox="0 0 6410 564">
          <text:p/>
        </draw:connector>
        <draw:connector draw:style-name="gr78" draw:text-style-name="P34" draw:layer="layout" draw:type="curve" svg:x1="13.607cm" svg:y1="8.806cm" svg:x2="18.732cm" svg:y2="8.806cm" draw:start-shape="id40" draw:start-glue-point="0" draw:end-shape="id46" draw:end-glue-point="0" svg:d="M13607 8806c0-751 5125-751 5125 0" svg:viewBox="0 0 5126 564">
          <text:p/>
        </draw:connector>
        <draw:connector draw:style-name="gr79" draw:text-style-name="P34" draw:layer="layout" draw:type="curve" svg:x1="13.607cm" svg:y1="8.806cm" svg:x2="17.451cm" svg:y2="8.806cm" draw:start-shape="id40" draw:start-glue-point="0" draw:end-shape="id47" draw:end-glue-point="0" svg:d="M13607 8806c0-751 3844-751 3844 0" svg:viewBox="0 0 3845 564">
          <text:p/>
        </draw:connector>
        <draw:connector draw:style-name="gr80" draw:text-style-name="P34" draw:layer="layout" draw:type="curve" svg:x1="13.607cm" svg:y1="8.806cm" svg:x2="16.172cm" svg:y2="8.806cm" draw:start-shape="id40" draw:start-glue-point="0" draw:end-shape="id48" draw:end-glue-point="0" svg:d="M13607 8806c0-751 2565-751 2565 0" svg:viewBox="0 0 2566 564">
          <text:p/>
        </draw:connector>
        <draw:connector draw:style-name="gr81" draw:text-style-name="P34" draw:layer="layout" draw:type="curve" svg:x1="7.204cm" svg:y1="1.999cm" svg:x2="8.484cm" svg:y2="1.999cm" draw:start-shape="id49" draw:start-glue-point="0" draw:end-shape="id50" draw:end-glue-point="0" svg:d="M7204 1999c0-751 1280-751 1280 0" svg:viewBox="0 0 1281 564">
          <text:p/>
        </draw:connector>
        <draw:connector draw:style-name="gr82" draw:text-style-name="P34" draw:layer="layout" draw:type="curve" svg:x1="9.767cm" svg:y1="1.999cm" svg:x2="11.045cm" svg:y2="1.999cm" draw:start-shape="id51" draw:start-glue-point="0" draw:end-shape="id52" draw:end-glue-point="0" svg:d="M9767 1999c0-751 1278-751 1278 0" svg:viewBox="0 0 1279 564">
          <text:p/>
        </draw:connector>
        <draw:connector draw:style-name="gr83" draw:text-style-name="P34" draw:layer="layout" draw:type="curve" svg:x1="12.325cm" svg:y1="1.999cm" svg:x2="13.607cm" svg:y2="1.999cm" draw:start-shape="id53" draw:start-glue-point="0" draw:end-shape="id54" draw:end-glue-point="0" svg:d="M12325 1999c0-751 1282-751 1282 0" svg:viewBox="0 0 1283 564">
          <text:p/>
        </draw:connector>
        <draw:connector draw:style-name="gr84" draw:text-style-name="P34" draw:layer="layout" draw:type="curve" svg:x1="14.891cm" svg:y1="1.999cm" svg:x2="16.171cm" svg:y2="1.999cm" draw:start-shape="id55" draw:start-glue-point="0" draw:end-shape="id56" draw:end-glue-point="0" svg:d="M14891 1999c0-751 1280-751 1280 0" svg:viewBox="0 0 1281 564">
          <text:p/>
        </draw:connector>
        <draw:connector draw:style-name="gr85" draw:text-style-name="P34" draw:layer="layout" draw:type="curve" svg:x1="17.454cm" svg:y1="1.999cm" svg:x2="18.732cm" svg:y2="1.999cm" draw:start-shape="id57" draw:start-glue-point="0" draw:end-shape="id58" draw:end-glue-point="0" svg:d="M17454 1999c0-751 1278-751 1278 0" svg:viewBox="0 0 1279 564">
          <text:p/>
        </draw:connector>
        <draw:connector draw:style-name="gr86" draw:text-style-name="P34" draw:layer="layout" draw:type="curve" svg:x1="20.012cm" svg:y1="1.999cm" svg:x2="21.298cm" svg:y2="1.999cm" draw:start-shape="id59" draw:start-glue-point="0" draw:end-shape="id60" draw:end-glue-point="0" svg:d="M20012 1999c0-751 1286-751 1286 0" svg:viewBox="0 0 1287 564">
          <text:p/>
        </draw:connector>
        <draw:connector draw:style-name="gr87" draw:text-style-name="P34" draw:layer="layout" draw:type="curve" svg:x1="22.579cm" svg:y1="1.999cm" svg:x2="23.86cm" svg:y2="1.999cm" draw:start-shape="id61" draw:start-glue-point="0" draw:end-shape="id62" draw:end-glue-point="0" svg:d="M22579 1999c0-751 1281-751 1281 0" svg:viewBox="0 0 1282 564">
          <text:p/>
        </draw:connector>
        <draw:connector draw:style-name="gr88" draw:text-style-name="P34" draw:layer="layout" draw:type="curve" svg:x1="11.045cm" svg:y1="4.306cm" svg:x2="12.325cm" svg:y2="4.306cm" draw:start-shape="id63" draw:end-shape="id64" svg:d="M11045 4306c0-751 1280-751 1280 0" svg:viewBox="0 0 1281 564">
          <text:p/>
        </draw:connector>
        <draw:connector draw:style-name="gr89" draw:text-style-name="P34" draw:layer="layout" draw:type="curve" svg:x1="11.045cm" svg:y1="4.306cm" svg:x2="13.607cm" svg:y2="4.306cm" draw:start-shape="id63" draw:start-glue-point="0" draw:end-shape="id65" draw:end-glue-point="0" svg:d="M11045 4306c0-751 2562-751 2562 0" svg:viewBox="0 0 2563 564">
          <text:p/>
        </draw:connector>
        <draw:connector draw:style-name="gr90" draw:text-style-name="P34" draw:layer="layout" draw:type="curve" svg:x1="5.923cm" svg:y1="4.306cm" svg:x2="7.204cm" svg:y2="4.306cm" draw:start-shape="id33" draw:start-glue-point="0" draw:end-shape="id66" draw:end-glue-point="0" svg:d="M5923 4306c0-751 1281-751 1281 0" svg:viewBox="0 0 1282 564">
          <text:p/>
        </draw:connector>
        <draw:connector draw:style-name="gr91" draw:text-style-name="P34" draw:layer="layout" draw:type="curve" svg:x1="16.171cm" svg:y1="4.306cm" svg:x2="17.454cm" svg:y2="4.306cm" draw:start-shape="id67" draw:start-glue-point="0" draw:end-shape="id68" svg:d="M16171 4306c0-751 1283-751 1283 0" svg:viewBox="0 0 1284 564">
          <text:p/>
        </draw:connector>
        <draw:connector draw:style-name="gr92" draw:text-style-name="P34" draw:layer="layout" draw:type="curve" svg:x1="16.171cm" svg:y1="4.306cm" svg:x2="18.732cm" svg:y2="4.306cm" draw:start-shape="id67" draw:start-glue-point="0" draw:end-shape="id69" draw:end-glue-point="0" svg:d="M16171 4306c0-751 2561-751 2561 0" svg:viewBox="0 0 2562 564">
          <text:p/>
        </draw:connector>
        <draw:connector draw:style-name="gr93" draw:text-style-name="P34" draw:layer="layout" draw:type="curve" svg:x1="21.298cm" svg:y1="4.306cm" svg:x2="22.579cm" svg:y2="4.306cm" draw:start-shape="id70" draw:start-glue-point="0" draw:end-shape="id71" svg:d="M21298 4306c0-751 1281-751 1281 0" svg:viewBox="0 0 1282 564">
          <text:p/>
        </draw:connector>
        <draw:connector draw:style-name="gr94" draw:text-style-name="P34" draw:layer="layout" draw:type="curve" svg:x1="21.298cm" svg:y1="4.306cm" svg:x2="23.86cm" svg:y2="4.306cm" draw:start-shape="id70" draw:start-glue-point="0" draw:end-shape="id72" draw:end-glue-point="0" svg:d="M21298 4306c0-751 2562-751 2562 0" svg:viewBox="0 0 2563 564">
          <text:p/>
        </draw:connector>
        <draw:connector draw:style-name="gr95" draw:text-style-name="P34" draw:layer="layout" draw:type="curve" svg:x1="18.732cm" svg:y1="6.499cm" svg:x2="23.86cm" svg:y2="6.499cm" draw:start-shape="id73" draw:start-glue-point="0" draw:end-shape="id74" draw:end-glue-point="0" svg:d="M18732 6499c0-751 5128-751 5128 0" svg:viewBox="0 0 5129 564">
          <text:p/>
        </draw:connector>
        <draw:connector draw:style-name="gr96" draw:text-style-name="P34" draw:layer="layout" draw:type="curve" svg:x1="18.732cm" svg:y1="6.499cm" svg:x2="22.579cm" svg:y2="6.499cm" draw:start-shape="id73" draw:start-glue-point="0" draw:end-shape="id75" svg:d="M18732 6499c0-751 3847-751 3847 0" svg:viewBox="0 0 3848 564">
          <text:p/>
        </draw:connector>
        <draw:connector draw:style-name="gr97" draw:text-style-name="P34" draw:layer="layout" draw:type="curve" svg:x1="18.732cm" svg:y1="6.499cm" svg:x2="21.298cm" svg:y2="6.499cm" draw:start-shape="id73" draw:start-glue-point="0" draw:end-shape="id76" draw:end-glue-point="0" svg:d="M18732 6499c0-751 2566-751 2566 0" svg:viewBox="0 0 2567 564">
          <text:p/>
        </draw:connector>
        <draw:connector draw:style-name="gr98" draw:text-style-name="P34" draw:layer="layout" draw:type="curve" svg:x1="18.732cm" svg:y1="6.499cm" svg:x2="20.012cm" svg:y2="6.499cm" draw:start-shape="id73" draw:start-glue-point="0" draw:end-shape="id77" svg:d="M18732 6499c0-751 1280-751 1280 0" svg:viewBox="0 0 1281 564">
          <text:p/>
        </draw:connector>
        <presentation:notes draw:style-name="dp2">
          <draw:page-thumbnail draw:style-name="gr30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custom-shape draw:style-name="gr99" draw:text-style-name="P35" draw:layer="layout" svg:width="1.281cm" svg:height="1.192cm" svg:x="6.002cm" svg:y="2.498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draw:layer="layout" svg:width="1.28cm" svg:height="1.192cm" svg:x="7.283cm" svg:y="2.498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8.564cm" svg:y="2.498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9.844cm" svg:y="2.498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draw:layer="layout" svg:width="1.28cm" svg:height="1.192cm" svg:x="11.127cm" svg:y="2.498cm">
          <text:p text:style-name="P2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2.405cm" svg:y="2.498cm">
          <text:p text:style-name="P25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3.685cm" svg:y="2.498cm">
          <text:p text:style-name="P25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4.967cm" svg:y="2.498cm">
          <text:p text:style-name="P25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6.251cm" svg:y="2.498cm">
          <text:p text:style-name="P25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draw:layer="layout" svg:width="1.28cm" svg:height="1.192cm" svg:x="17.532cm" svg:y="2.498cm">
          <text:p text:style-name="P25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8.811cm" svg:y="2.498cm">
          <text:p text:style-name="P25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20.092cm" svg:y="2.498cm">
          <text:p text:style-name="P25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draw:layer="layout" svg:width="1.28cm" svg:height="1.192cm" svg:x="21.376cm" svg:y="2.498cm">
          <text:p text:style-name="P25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22.654cm" svg:y="2.498cm">
          <text:p text:style-name="P25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23.938cm" svg:y="2.498cm">
          <text:p text:style-name="P25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25.218cm" svg:y="2.498cm">
          <text:p text:style-name="P25"><text:span text:style-name="T5">15</text:span></text:p>
          <draw:enhanced-geometry svg:viewBox="0 0 21600 21600" draw:type="rectangle" draw:enhanced-path="M 0 0 L 21600 0 21600 21600 0 21600 0 0 Z N"/>
        </draw:custom-shape>
        <draw:measure draw:style-name="gr101" draw:text-style-name="P36" draw:layer="measurelines" svg:x1="6.002cm" svg:y1="2.498cm" svg:x2="26.5cm" svg:y2="2.498cm">
          <text:p text:style-name="P36"><text:span text:style-name="T11">workgroup</text:span></text:p>
        </draw:measure>
        <draw:frame draw:style-name="gr102" draw:text-style-name="P38" draw:layer="layout" svg:width="1.844cm" svg:height="1.113cm" svg:x="4.24cm" svg:y="2.728cm">
          <draw:text-box>
            <text:p text:style-name="P37"><text:span text:style-name="T7">Thread:</text:span></text:p>
          </draw:text-box>
        </draw:frame>
        <draw:custom-shape draw:style-name="gr103" draw:text-style-name="P28" xml:id="id78" draw:id="id78" draw:layer="layout" svg:width="1.281cm" svg:height="1.17cm" svg:x="5.998cm" svg:y="4.346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8" draw:layer="layout" svg:width="1.281cm" svg:height="1.17cm" svg:x="7.282cm" svg:y="4.346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8" xml:id="id80" draw:id="id80" draw:layer="layout" svg:width="1.281cm" svg:height="1.17cm" svg:x="8.562cm" svg:y="4.346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8" xml:id="id82" draw:id="id82" draw:layer="layout" svg:width="1.281cm" svg:height="1.17cm" svg:x="9.844cm" svg:y="4.346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8" draw:layer="layout" svg:width="1.281cm" svg:height="1.17cm" svg:x="11.124cm" svg:y="4.346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8" draw:layer="layout" svg:width="1.281cm" svg:height="1.17cm" svg:x="12.404cm" svg:y="4.346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8" draw:layer="layout" svg:width="1.281cm" svg:height="1.17cm" svg:x="13.685cm" svg:y="4.346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8" draw:layer="layout" svg:width="1.281cm" svg:height="1.17cm" svg:x="14.967cm" svg:y="4.346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8" xml:id="id83" draw:id="id83" draw:layer="layout" svg:width="1.283cm" svg:height="1.17cm" svg:x="16.245cm" svg:y="4.346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8" xml:id="id85" draw:id="id85" draw:layer="layout" svg:width="1.281cm" svg:height="1.17cm" svg:x="17.531cm" svg:y="4.346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8" draw:layer="layout" svg:width="1.28cm" svg:height="1.17cm" svg:x="18.812cm" svg:y="4.346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8" xml:id="id86" draw:id="id86" draw:layer="layout" svg:width="1.283cm" svg:height="1.17cm" svg:x="20.09cm" svg:y="4.346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8" xml:id="id88" draw:id="id88" draw:layer="layout" svg:width="1.28cm" svg:height="1.17cm" svg:x="21.376cm" svg:y="4.346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8" xml:id="id89" draw:id="id89" draw:layer="layout" svg:width="1.281cm" svg:height="1.17cm" svg:x="22.654cm" svg:y="4.346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8" xml:id="id91" draw:id="id91" draw:layer="layout" svg:width="1.281cm" svg:height="1.17cm" svg:x="23.938cm" svg:y="4.346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8" draw:layer="layout" svg:width="1.281cm" svg:height="1.17cm" svg:x="25.218cm" svg:y="4.346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38" draw:layer="layout" svg:width="1.504cm" svg:height="1.113cm" svg:x="4.579cm" svg:y="4.671cm">
          <draw:text-box>
            <text:p text:style-name="P37"><text:span text:style-name="T7">Input:</text:span></text:p>
          </draw:text-box>
        </draw:frame>
        <draw:custom-shape draw:style-name="gr54" draw:text-style-name="P27" xml:id="id79" draw:id="id79" draw:layer="layout" svg:width="1.281cm" svg:height="1.192cm" svg:x="6.002cm" svg:y="6.9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5" draw:layer="layout" svg:width="1.28cm" svg:height="1.192cm" svg:x="7.283cm" svg:y="6.9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5" draw:layer="layout" svg:width="1.281cm" svg:height="1.192cm" svg:x="8.564cm" svg:y="6.9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7" xml:id="id81" draw:id="id81" draw:layer="layout" svg:width="1.281cm" svg:height="1.192cm" svg:x="9.844cm" svg:y="6.9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5" draw:layer="layout" svg:width="1.28cm" svg:height="1.192cm" svg:x="11.127cm" svg:y="6.9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5" draw:layer="layout" svg:width="1.281cm" svg:height="1.192cm" svg:x="12.405cm" svg:y="6.9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5" draw:layer="layout" svg:width="1.281cm" svg:height="1.192cm" svg:x="13.685cm" svg:y="6.9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5" draw:layer="layout" svg:width="1.281cm" svg:height="1.192cm" svg:x="14.967cm" svg:y="6.9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5" draw:layer="layout" svg:width="1.281cm" svg:height="1.192cm" svg:x="16.251cm" svg:y="6.9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xml:id="id84" draw:id="id84" draw:layer="layout" svg:width="1.28cm" svg:height="1.192cm" svg:x="17.532cm" svg:y="6.9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5" draw:layer="layout" svg:width="1.281cm" svg:height="1.192cm" svg:x="18.811cm" svg:y="6.9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5" draw:layer="layout" svg:width="1.281cm" svg:height="1.192cm" svg:x="20.092cm" svg:y="6.9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xml:id="id87" draw:id="id87" draw:layer="layout" svg:width="1.28cm" svg:height="1.192cm" svg:x="21.376cm" svg:y="6.9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7" xml:id="id90" draw:id="id90" draw:layer="layout" svg:width="1.281cm" svg:height="1.192cm" svg:x="22.654cm" svg:y="6.9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7" xml:id="id92" draw:id="id92" draw:layer="layout" svg:width="1.281cm" svg:height="1.192cm" svg:x="23.938cm" svg:y="6.9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5" draw:layer="layout" svg:width="1.281cm" svg:height="1.192cm" svg:x="25.218cm" svg:y="6.9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38" draw:layer="layout" svg:width="1.828cm" svg:height="1.115cm" svg:x="4.256cm" svg:y="7.191cm">
          <draw:text-box>
            <text:p text:style-name="P37"><text:span text:style-name="T7"><text:s text:c="3"/></text:span><text:span text:style-name="T7">Map:</text:span></text:p>
          </draw:text-box>
        </draw:frame>
        <draw:custom-shape draw:style-name="gr110" draw:text-style-name="P27" draw:layer="layout" svg:width="1.281cm" svg:height="1.192cm" svg:x="5.915cm" svg:y="9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draw:layer="layout" svg:width="1.28cm" svg:height="1.192cm" svg:x="7.196cm" svg:y="9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.281cm" svg:height="1.192cm" svg:x="8.475cm" svg:y="9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.281cm" svg:height="1.192cm" svg:x="9.756cm" svg:y="9.498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draw:layer="layout" svg:width="1.28cm" svg:height="1.192cm" svg:x="11.042cm" svg:y="9.498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.281cm" svg:height="1.192cm" svg:x="12.322cm" svg:y="9.498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.281cm" svg:height="1.192cm" svg:x="13.602cm" svg:y="9.498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.281cm" svg:height="1.192cm" svg:x="14.884cm" svg:y="9.498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.281cm" svg:height="1.192cm" svg:x="16.164cm" svg:y="9.498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draw:layer="layout" svg:width="1.28cm" svg:height="1.192cm" svg:x="17.445cm" svg:y="9.498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.281cm" svg:height="1.192cm" svg:x="18.724cm" svg:y="9.498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.281cm" svg:height="1.192cm" svg:x="20.005cm" svg:y="9.498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draw:layer="layout" svg:width="1.28cm" svg:height="1.192cm" svg:x="21.29cm" svg:y="9.498cm">
          <text:p text:style-name="P25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.281cm" svg:height="1.192cm" svg:x="22.571cm" svg:y="9.498cm">
          <text:p text:style-name="P25"><text:span text:style-name="T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.281cm" svg:height="1.192cm" svg:x="23.851cm" svg:y="9.498cm">
          <text:p text:style-name="P25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.281cm" svg:height="1.192cm" svg:x="25.131cm" svg:y="9.498cm">
          <text:p text:style-name="P25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38" draw:layer="layout" svg:width="2.5cm" svg:height="0.683cm" svg:x="3.584cm" svg:y="9.711cm">
          <draw:text-box>
            <text:p text:style-name="P37"><text:span text:style-name="T7">Scan:</text:span></text:p>
          </draw:text-box>
        </draw:frame>
        <draw:connector draw:style-name="gr113" draw:text-style-name="P34" draw:layer="layout" draw:type="line" svg:x1="6.638cm" svg:y1="5.516cm" svg:x2="6.642cm" svg:y2="6.998cm" draw:start-shape="id78" draw:start-glue-point="2" draw:end-shape="id79" draw:end-glue-point="0" svg:d="M6638 5516l4 1482" svg:viewBox="0 0 5 1483">
          <text:p/>
        </draw:connector>
        <draw:connector draw:style-name="gr114" draw:text-style-name="P34" draw:layer="layout" draw:type="line" svg:x1="9.202cm" svg:y1="5.516cm" svg:x2="10.484cm" svg:y2="6.998cm" draw:start-shape="id80" draw:start-glue-point="2" draw:end-shape="id81" draw:end-glue-point="0" svg:d="M9202 5516l1282 1482" svg:viewBox="0 0 1283 1483">
          <text:p/>
        </draw:connector>
        <draw:connector draw:style-name="gr115" draw:text-style-name="P34" draw:layer="layout" draw:type="line" svg:x1="10.484cm" svg:y1="5.516cm" svg:x2="10.484cm" svg:y2="6.998cm" draw:start-shape="id82" draw:start-glue-point="2" draw:end-shape="id81" draw:end-glue-point="0" svg:d="M10484 5516v1482" svg:viewBox="0 0 1 1483">
          <text:p/>
        </draw:connector>
        <draw:connector draw:style-name="gr116" draw:text-style-name="P34" draw:layer="layout" draw:type="line" svg:x1="16.886cm" svg:y1="5.516cm" svg:x2="18.172cm" svg:y2="6.998cm" draw:start-shape="id83" draw:start-glue-point="2" draw:end-shape="id84" draw:end-glue-point="0" svg:d="M16886 5516l1286 1482" svg:viewBox="0 0 1287 1483">
          <text:p/>
        </draw:connector>
        <draw:connector draw:style-name="gr117" draw:text-style-name="P34" draw:layer="layout" draw:type="line" svg:x1="18.171cm" svg:y1="5.516cm" svg:x2="18.172cm" svg:y2="6.998cm" draw:start-shape="id85" draw:start-glue-point="2" draw:end-shape="id84" draw:end-glue-point="0" svg:d="M18171 5516l1 1482" svg:viewBox="0 0 2 1483">
          <text:p/>
        </draw:connector>
        <draw:connector draw:style-name="gr118" draw:text-style-name="P34" draw:layer="layout" draw:type="line" svg:x1="20.731cm" svg:y1="5.516cm" svg:x2="22.016cm" svg:y2="6.998cm" draw:start-shape="id86" draw:start-glue-point="2" draw:end-shape="id87" draw:end-glue-point="0" svg:d="M20731 5516l1285 1482" svg:viewBox="0 0 1286 1483">
          <text:p/>
        </draw:connector>
        <draw:connector draw:style-name="gr119" draw:text-style-name="P34" draw:layer="layout" draw:type="line" svg:x1="22.016cm" svg:y1="5.516cm" svg:x2="22.016cm" svg:y2="6.998cm" draw:start-shape="id88" draw:start-glue-point="2" draw:end-shape="id87" draw:end-glue-point="0" svg:d="M22016 5516v1482" svg:viewBox="0 0 1 1483">
          <text:p/>
        </draw:connector>
        <draw:connector draw:style-name="gr120" draw:text-style-name="P34" draw:layer="layout" draw:type="line" svg:x1="23.294cm" svg:y1="5.516cm" svg:x2="23.294cm" svg:y2="6.998cm" draw:start-shape="id89" draw:start-glue-point="2" draw:end-shape="id90" draw:end-glue-point="0" svg:d="M23294 5516v1482" svg:viewBox="0 0 1 1483">
          <text:p/>
        </draw:connector>
        <draw:connector draw:style-name="gr121" draw:text-style-name="P34" draw:layer="layout" draw:type="line" svg:x1="22.016cm" svg:y1="5.516cm" svg:x2="23.294cm" svg:y2="6.998cm" draw:start-shape="id88" draw:start-glue-point="2" draw:end-shape="id90" draw:end-glue-point="0" svg:d="M22016 5516l1278 1482" svg:viewBox="0 0 1279 1483">
          <text:p/>
        </draw:connector>
        <draw:connector draw:style-name="gr122" draw:text-style-name="P34" draw:layer="layout" draw:type="line" svg:x1="24.578cm" svg:y1="5.516cm" svg:x2="24.578cm" svg:y2="6.998cm" draw:start-shape="id91" draw:start-glue-point="2" draw:end-shape="id92" draw:end-glue-point="0" svg:d="M24578 5516v1482" svg:viewBox="0 0 1 1483">
          <text:p/>
        </draw:connector>
        <draw:connector draw:style-name="gr123" draw:text-style-name="P34" draw:layer="layout" draw:type="line" svg:x1="23.294cm" svg:y1="5.516cm" svg:x2="24.578cm" svg:y2="6.998cm" draw:start-shape="id89" draw:start-glue-point="2" draw:end-shape="id92" draw:end-glue-point="0" svg:d="M23294 5516l1284 1482" svg:viewBox="0 0 1285 1483">
          <text:p/>
        </draw:connector>
        <presentation:notes draw:style-name="dp2">
          <draw:page-thumbnail draw:style-name="gr30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custom-shape draw:style-name="gr124" draw:text-style-name="P28" xml:id="id93" draw:id="id93" draw:layer="layout" svg:width="1.281cm" svg:height="1.192cm" svg:x="4.002cm" svg:y="5.114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8" draw:layer="layout" svg:width="1.28cm" svg:height="1.192cm" svg:x="5.283cm" svg:y="5.114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draw:layer="layout" svg:width="1.281cm" svg:height="1.192cm" svg:x="6.564cm" svg:y="5.114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xml:id="id95" draw:id="id95" draw:layer="layout" svg:width="1.281cm" svg:height="1.192cm" svg:x="7.844cm" svg:y="5.114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8" draw:layer="layout" svg:width="1.28cm" svg:height="1.192cm" svg:x="9.127cm" svg:y="5.114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draw:layer="layout" svg:width="1.281cm" svg:height="1.192cm" svg:x="10.405cm" svg:y="5.114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draw:layer="layout" svg:width="1.281cm" svg:height="1.192cm" svg:x="11.685cm" svg:y="5.114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draw:layer="layout" svg:width="1.281cm" svg:height="1.192cm" svg:x="12.967cm" svg:y="5.114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draw:layer="layout" svg:width="1.281cm" svg:height="1.192cm" svg:x="14.251cm" svg:y="5.114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8" xml:id="id97" draw:id="id97" draw:layer="layout" svg:width="1.28cm" svg:height="1.192cm" svg:x="15.532cm" svg:y="5.114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draw:layer="layout" svg:width="1.281cm" svg:height="1.192cm" svg:x="16.811cm" svg:y="5.114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draw:layer="layout" svg:width="1.281cm" svg:height="1.192cm" svg:x="18.092cm" svg:y="5.114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8" xml:id="id99" draw:id="id99" draw:layer="layout" svg:width="1.28cm" svg:height="1.192cm" svg:x="19.376cm" svg:y="5.114cm">
          <text:p text:style-name="P25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xml:id="id101" draw:id="id101" draw:layer="layout" svg:width="1.281cm" svg:height="1.192cm" svg:x="20.654cm" svg:y="5.114cm">
          <text:p text:style-name="P25"><text:span text:style-name="T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xml:id="id103" draw:id="id103" draw:layer="layout" svg:width="1.281cm" svg:height="1.192cm" svg:x="21.938cm" svg:y="5.114cm">
          <text:p text:style-name="P25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6" xml:id="id105" draw:id="id105" draw:layer="layout" svg:width="1.281cm" svg:height="1.192cm" svg:x="23.218cm" svg:y="5.114cm">
          <text:p text:style-name="P25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38" draw:layer="layout" svg:width="2.5cm" svg:height="0.683cm" svg:x="1.496cm" svg:y="5.123cm">
          <draw:text-box>
            <text:p text:style-name="P37"><text:span text:style-name="T7">Scan:</text:span></text:p>
          </draw:text-box>
        </draw:frame>
        <draw:custom-shape draw:style-name="gr110" draw:text-style-name="P27" xml:id="id94" draw:id="id94" draw:layer="layout" svg:width="1.281cm" svg:height="1.192cm" svg:x="9.499cm" svg:y="8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xml:id="id96" draw:id="id96" draw:layer="layout" svg:width="1.28cm" svg:height="1.192cm" svg:x="10.782cm" svg:y="8.498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xml:id="id98" draw:id="id98" draw:layer="layout" svg:width="1.281cm" svg:height="1.192cm" svg:x="12.06cm" svg:y="8.498cm">
          <text:p text:style-name="P25"><text:span text:style-name="T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xml:id="id100" draw:id="id100" draw:layer="layout" svg:width="1.281cm" svg:height="1.192cm" svg:x="13.346cm" svg:y="8.498cm">
          <text:p text:style-name="P25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xml:id="id102" draw:id="id102" draw:layer="layout" svg:width="1.28cm" svg:height="1.192cm" svg:x="14.627cm" svg:y="8.498cm">
          <text:p text:style-name="P25"><text:span text:style-name="T5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xml:id="id104" draw:id="id104" draw:layer="layout" svg:width="1.281cm" svg:height="1.192cm" svg:x="15.908cm" svg:y="8.498cm">
          <text:p text:style-name="P25"><text:span text:style-name="T5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6" xml:id="id106" draw:id="id106" draw:layer="layout" svg:width="1.281cm" svg:height="1.192cm" svg:x="17.188cm" svg:y="8.498cm">
          <text:p text:style-name="P25"><text:span text:style-name="T5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6" xml:id="id107" draw:id="id107" draw:layer="layout" svg:width="1.281cm" svg:height="1.192cm" svg:x="23.188cm" svg:y="8.498cm">
          <text:p text:style-name="P25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38" draw:layer="layout" svg:width="5.673cm" svg:height="1.115cm" svg:x="4cm" svg:y="8.709cm">
          <draw:text-box>
            <text:p text:style-name="P37"><text:span text:style-name="T7">Compaction:</text:span></text:p>
          </draw:text-box>
        </draw:frame>
        <draw:connector draw:style-name="gr128" draw:text-style-name="P34" draw:layer="layout" draw:type="line" svg:x1="4.642cm" svg:y1="6.306cm" svg:x2="10.139cm" svg:y2="8.498cm" draw:start-shape="id93" draw:start-glue-point="2" draw:end-shape="id94" draw:end-glue-point="0" svg:d="M4642 6306l5497 2192" svg:viewBox="0 0 5498 2193">
          <text:p/>
        </draw:connector>
        <draw:connector draw:style-name="gr129" draw:text-style-name="P34" draw:layer="layout" draw:type="line" svg:x1="8.484cm" svg:y1="6.306cm" svg:x2="11.422cm" svg:y2="8.498cm" draw:start-shape="id95" draw:start-glue-point="2" draw:end-shape="id96" draw:end-glue-point="0" svg:d="M8484 6306l2938 2192" svg:viewBox="0 0 2939 2193">
          <text:p/>
        </draw:connector>
        <draw:connector draw:style-name="gr130" draw:text-style-name="P34" draw:layer="layout" draw:type="line" svg:x1="16.172cm" svg:y1="6.306cm" svg:x2="12.7cm" svg:y2="8.498cm" draw:start-shape="id97" draw:start-glue-point="2" draw:end-shape="id98" draw:end-glue-point="0" svg:d="M16172 6306l-3472 2192" svg:viewBox="0 0 3473 2193">
          <text:p/>
        </draw:connector>
        <draw:connector draw:style-name="gr131" draw:text-style-name="P34" draw:layer="layout" draw:type="line" svg:x1="20.016cm" svg:y1="6.306cm" svg:x2="13.986cm" svg:y2="8.498cm" draw:start-shape="id99" draw:start-glue-point="2" draw:end-shape="id100" draw:end-glue-point="0" svg:d="M20016 6306l-6030 2192" svg:viewBox="0 0 6031 2193">
          <text:p/>
        </draw:connector>
        <draw:connector draw:style-name="gr132" draw:text-style-name="P34" draw:layer="layout" draw:type="line" svg:x1="21.294cm" svg:y1="6.306cm" svg:x2="15.267cm" svg:y2="8.498cm" draw:start-shape="id101" draw:start-glue-point="2" draw:end-shape="id102" draw:end-glue-point="0" svg:d="M21294 6306l-6027 2192" svg:viewBox="0 0 6028 2193">
          <text:p/>
        </draw:connector>
        <draw:connector draw:style-name="gr133" draw:text-style-name="P34" draw:layer="layout" draw:type="line" svg:x1="22.578cm" svg:y1="6.306cm" svg:x2="16.548cm" svg:y2="8.498cm" draw:start-shape="id103" draw:start-glue-point="2" draw:end-shape="id104" draw:end-glue-point="0" svg:d="M22578 6306l-6030 2192" svg:viewBox="0 0 6031 2193">
          <text:p/>
        </draw:connector>
        <draw:connector draw:style-name="gr134" draw:text-style-name="P40" draw:layer="layout" draw:type="line" svg:x1="23.858cm" svg:y1="6.306cm" svg:x2="17.828cm" svg:y2="8.498cm" draw:start-shape="id105" draw:start-glue-point="2" draw:end-shape="id106" draw:end-glue-point="0" svg:d="M23858 6306l-6030 2192" svg:viewBox="0 0 6031 2193">
          <text:p text:style-name="P39"><text:span text:style-name="T8">+1</text:span></text:p>
        </draw:connector>
        <draw:custom-shape draw:style-name="gr99" draw:text-style-name="P35" xml:id="id108" draw:id="id108" draw:layer="layout" svg:width="1.281cm" svg:height="1.192cm" svg:x="4.002cm" svg:y="3.08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draw:layer="layout" svg:width="1.28cm" svg:height="1.192cm" svg:x="5.283cm" svg:y="3.08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6.564cm" svg:y="3.08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xml:id="id109" draw:id="id109" draw:layer="layout" svg:width="1.281cm" svg:height="1.192cm" svg:x="7.844cm" svg:y="3.08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draw:layer="layout" svg:width="1.28cm" svg:height="1.192cm" svg:x="9.127cm" svg:y="3.08cm">
          <text:p text:style-name="P2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0.405cm" svg:y="3.08cm">
          <text:p text:style-name="P25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1.685cm" svg:y="3.08cm">
          <text:p text:style-name="P25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2.967cm" svg:y="3.08cm">
          <text:p text:style-name="P25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4.251cm" svg:y="3.08cm">
          <text:p text:style-name="P25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xml:id="id110" draw:id="id110" draw:layer="layout" svg:width="1.28cm" svg:height="1.192cm" svg:x="15.532cm" svg:y="3.08cm">
          <text:p text:style-name="P25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6.811cm" svg:y="3.08cm">
          <text:p text:style-name="P25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8.092cm" svg:y="3.08cm">
          <text:p text:style-name="P25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xml:id="id111" draw:id="id111" draw:layer="layout" svg:width="1.28cm" svg:height="1.192cm" svg:x="19.376cm" svg:y="3.08cm">
          <text:p text:style-name="P25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xml:id="id112" draw:id="id112" draw:layer="layout" svg:width="1.281cm" svg:height="1.192cm" svg:x="20.654cm" svg:y="3.08cm">
          <text:p text:style-name="P25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xml:id="id113" draw:id="id113" draw:layer="layout" svg:width="1.281cm" svg:height="1.192cm" svg:x="21.938cm" svg:y="3.08cm">
          <text:p text:style-name="P25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26" xml:id="id114" draw:id="id114" draw:layer="layout" svg:width="1.281cm" svg:height="1.192cm" svg:x="23.218cm" svg:y="3.08cm">
          <text:p text:style-name="P25"><text:span text:style-name="T5">15</text:span></text:p>
          <draw:enhanced-geometry svg:viewBox="0 0 21600 21600" draw:type="rectangle" draw:enhanced-path="M 0 0 L 21600 0 21600 21600 0 21600 0 0 Z N"/>
        </draw:custom-shape>
        <draw:measure draw:style-name="gr136" draw:text-style-name="P36" draw:layer="layout" svg:x1="4.002cm" svg:y1="3.08cm" svg:x2="24.5cm" svg:y2="3.08cm">
          <text:p text:style-name="P36"><text:span text:style-name="T11">workgroup</text:span></text:p>
        </draw:measure>
        <draw:frame draw:style-name="gr137" draw:text-style-name="P38" draw:layer="layout" svg:width="1.518cm" svg:height="1.113cm" svg:x="2.24cm" svg:y="3.312cm">
          <draw:text-box>
            <text:p text:style-name="P37"><text:span text:style-name="T7">Indici:</text:span></text:p>
          </draw:text-box>
        </draw:frame>
        <draw:connector draw:style-name="gr138" draw:text-style-name="P34" draw:layer="layout" draw:type="line" svg:x1="23.858cm" svg:y1="6.306cm" svg:x2="23.828cm" svg:y2="8.498cm" draw:start-shape="id105" draw:start-glue-point="2" draw:end-shape="id107" draw:end-glue-point="0" svg:d="M23858 6306l-30 2192" svg:viewBox="0 0 31 2193">
          <text:p/>
        </draw:connector>
        <draw:frame draw:style-name="gr127" draw:text-style-name="P38" draw:layer="layout" svg:width="3.172cm" svg:height="1.115cm" svg:x="19.296cm" svg:y="8.498cm">
          <draw:text-box>
            <text:p text:style-name="P37"><text:span text:style-name="T7">Lunghezza:</text:span></text:p>
          </draw:text-box>
        </draw:frame>
        <draw:connector draw:style-name="gr139" draw:text-style-name="P34" draw:layer="layout" draw:type="line" svg:x1="4.642cm" svg:y1="4.272cm" svg:x2="4.642cm" svg:y2="5.114cm" draw:start-shape="id108" draw:start-glue-point="2" draw:end-shape="id93" draw:end-glue-point="0" svg:d="M4642 4272v842" svg:viewBox="0 0 1 843">
          <text:p/>
        </draw:connector>
        <draw:connector draw:style-name="gr140" draw:text-style-name="P34" draw:layer="layout" draw:type="line" svg:x1="8.484cm" svg:y1="4.272cm" svg:x2="8.484cm" svg:y2="5.114cm" draw:start-shape="id109" draw:start-glue-point="2" draw:end-shape="id95" draw:end-glue-point="0" svg:d="M8484 4272v842" svg:viewBox="0 0 1 843">
          <text:p/>
        </draw:connector>
        <draw:connector draw:style-name="gr141" draw:text-style-name="P34" draw:layer="layout" draw:type="line" svg:x1="16.172cm" svg:y1="4.272cm" svg:x2="16.172cm" svg:y2="5.114cm" draw:start-shape="id110" draw:start-glue-point="2" draw:end-shape="id97" draw:end-glue-point="0" svg:d="M16172 4272v842" svg:viewBox="0 0 1 843">
          <text:p/>
        </draw:connector>
        <draw:connector draw:style-name="gr142" draw:text-style-name="P34" draw:layer="layout" draw:type="line" svg:x1="20.016cm" svg:y1="4.272cm" svg:x2="20.016cm" svg:y2="5.114cm" draw:start-shape="id111" draw:end-shape="id99" draw:end-glue-point="0" svg:d="M20016 4272v842" svg:viewBox="0 0 1 843">
          <text:p/>
        </draw:connector>
        <draw:connector draw:style-name="gr143" draw:text-style-name="P34" draw:layer="layout" draw:type="line" svg:x1="21.294cm" svg:y1="4.272cm" svg:x2="21.294cm" svg:y2="5.114cm" draw:start-shape="id112" draw:start-glue-point="2" draw:end-shape="id101" draw:end-glue-point="0" svg:d="M21294 4272v842" svg:viewBox="0 0 1 843">
          <text:p/>
        </draw:connector>
        <draw:connector draw:style-name="gr144" draw:text-style-name="P34" draw:layer="layout" draw:type="line" svg:x1="22.578cm" svg:y1="4.272cm" svg:x2="22.578cm" svg:y2="5.114cm" draw:start-shape="id113" draw:start-glue-point="2" draw:end-shape="id103" draw:end-glue-point="0" svg:d="M22578 4272v842" svg:viewBox="0 0 1 843">
          <text:p/>
        </draw:connector>
        <draw:connector draw:style-name="gr145" draw:text-style-name="P34" draw:layer="layout" draw:type="line" svg:x1="23.858cm" svg:y1="4.272cm" svg:x2="23.858cm" svg:y2="5.114cm" draw:start-shape="id114" draw:start-glue-point="2" draw:end-shape="id105" draw:end-glue-point="0" svg:d="M23858 4272v842" svg:viewBox="0 0 1 843">
          <text:p/>
        </draw:connector>
        <presentation:notes draw:style-name="dp2">
          <draw:page-thumbnail draw:style-name="gr30" draw:layer="layout" svg:width="19.798cm" svg:height="11.136cm" svg:x="0.6cm" svg:y="2.257cm" draw:page-number="6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custom-shape draw:style-name="gr110" draw:text-style-name="P27" xml:id="id115" draw:id="id115" draw:layer="layout" svg:width="1.281cm" svg:height="1.192cm" svg:x="4.002cm" svg:y="4.9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xml:id="id117" draw:id="id117" draw:layer="layout" svg:width="1.28cm" svg:height="1.192cm" svg:x="5.283cm" svg:y="4.998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xml:id="id118" draw:id="id118" draw:layer="layout" svg:width="1.281cm" svg:height="1.192cm" svg:x="6.564cm" svg:y="4.998cm">
          <text:p text:style-name="P25"><text:span text:style-name="T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xml:id="id120" draw:id="id120" draw:layer="layout" svg:width="1.281cm" svg:height="1.192cm" svg:x="7.844cm" svg:y="4.998cm">
          <text:p text:style-name="P25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xml:id="id123" draw:id="id123" draw:layer="layout" svg:width="1.28cm" svg:height="1.192cm" svg:x="9.127cm" svg:y="4.998cm">
          <text:p text:style-name="P25"><text:span text:style-name="T5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xml:id="id124" draw:id="id124" draw:layer="layout" svg:width="1.281cm" svg:height="1.192cm" svg:x="10.405cm" svg:y="4.998cm">
          <text:p text:style-name="P25"><text:span text:style-name="T5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6" xml:id="id126" draw:id="id126" draw:layer="layout" svg:width="1.281cm" svg:height="1.192cm" svg:x="11.685cm" svg:y="4.998cm">
          <text:p text:style-name="P25"><text:span text:style-name="T5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6" draw:layer="layout" svg:width="1.281cm" svg:height="1.192cm" svg:x="17.685cm" svg:y="4.998cm">
          <text:p text:style-name="P25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38" draw:layer="layout" svg:width="4.172cm" svg:height="1.115cm" svg:x="0cm" svg:y="5.211cm">
          <draw:text-box>
            <text:p text:style-name="P37"><text:span text:style-name="T7">Compaction:</text:span></text:p>
          </draw:text-box>
        </draw:frame>
        <draw:custom-shape draw:style-name="gr146" draw:text-style-name="P27" draw:layer="layout" svg:width="1.281cm" svg:height="1.192cm" svg:x="4.002cm" svg:y="2.926cm">
          <text:p text:style-name="P2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47" draw:text-style-name="P27" draw:layer="layout" svg:width="1.28cm" svg:height="1.192cm" svg:x="5.283cm" svg:y="2.926cm">
          <text:p text:style-name="P2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46" draw:text-style-name="P27" draw:layer="layout" svg:width="1.281cm" svg:height="1.192cm" svg:x="6.564cm" svg:y="2.926cm">
          <text:p text:style-name="P2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46" draw:text-style-name="P27" draw:layer="layout" svg:width="1.281cm" svg:height="1.192cm" svg:x="7.844cm" svg:y="2.926cm">
          <text:p text:style-name="P2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47" draw:text-style-name="P27" draw:layer="layout" svg:width="1.28cm" svg:height="1.192cm" svg:x="9.127cm" svg:y="2.926cm">
          <text:p text:style-name="P2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146" draw:text-style-name="P27" draw:layer="layout" svg:width="1.281cm" svg:height="1.192cm" svg:x="10.405cm" svg:y="2.926cm">
          <text:p text:style-name="P25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1.687cm" svg:y="2.926cm">
          <text:p text:style-name="P25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2.971cm" svg:y="2.926cm">
          <text:p text:style-name="P25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4.251cm" svg:y="2.926cm">
          <text:p text:style-name="P25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draw:layer="layout" svg:width="1.28cm" svg:height="1.192cm" svg:x="15.532cm" svg:y="2.926cm">
          <text:p text:style-name="P25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6.811cm" svg:y="2.926cm">
          <text:p text:style-name="P25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18.092cm" svg:y="2.926cm">
          <text:p text:style-name="P25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100" draw:text-style-name="P35" draw:layer="layout" svg:width="1.28cm" svg:height="1.192cm" svg:x="19.378cm" svg:y="2.926cm">
          <text:p text:style-name="P25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20.658cm" svg:y="2.926cm">
          <text:p text:style-name="P25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99" draw:text-style-name="P35" draw:layer="layout" svg:width="1.281cm" svg:height="1.192cm" svg:x="21.938cm" svg:y="2.926cm">
          <text:p text:style-name="P25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148" draw:text-style-name="P42" draw:layer="layout" svg:width="1.281cm" svg:height="1.192cm" svg:x="23.22cm" svg:y="2.926cm">
          <text:p text:style-name="P25"><text:span text:style-name="T5">15</text:span></text:p>
          <draw:enhanced-geometry svg:viewBox="0 0 21600 21600" draw:type="rectangle" draw:enhanced-path="M 0 0 L 21600 0 21600 21600 0 21600 0 0 Z N"/>
        </draw:custom-shape>
        <draw:measure draw:style-name="gr149" draw:text-style-name="P36" draw:layer="layout" svg:x1="4.002cm" svg:y1="2.926cm" svg:x2="24.5cm" svg:y2="2.926cm">
          <text:p text:style-name="P36"><text:span text:style-name="T11">workgroup</text:span></text:p>
        </draw:measure>
        <draw:frame draw:style-name="gr137" draw:text-style-name="P38" draw:layer="layout" svg:width="1.518cm" svg:height="1.113cm" svg:x="2.24cm" svg:y="3.155cm">
          <draw:text-box>
            <text:p text:style-name="P37"><text:span text:style-name="T7">Indici:</text:span></text:p>
          </draw:text-box>
        </draw:frame>
        <draw:frame draw:style-name="gr127" draw:text-style-name="P38" draw:layer="layout" svg:width="3.172cm" svg:height="1.115cm" svg:x="13.795cm" svg:y="4.998cm">
          <draw:text-box>
            <text:p text:style-name="P37"><text:span text:style-name="T7">Numero run:</text:span></text:p>
          </draw:text-box>
        </draw:frame>
        <draw:custom-shape draw:style-name="gr110" draw:text-style-name="P27" xml:id="id116" draw:id="id116" draw:layer="layout" svg:width="1.281cm" svg:height="1.192cm" svg:x="3.998cm" svg:y="7.998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xml:id="id119" draw:id="id119" draw:layer="layout" svg:width="1.28cm" svg:height="1.192cm" svg:x="5.282cm" svg:y="7.998cm">
          <text:p text:style-name="P25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xml:id="id121" draw:id="id121" draw:layer="layout" svg:width="1.281cm" svg:height="1.192cm" svg:x="6.562cm" svg:y="7.998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xml:id="id122" draw:id="id122" draw:layer="layout" svg:width="1.281cm" svg:height="1.192cm" svg:x="7.844cm" svg:y="7.9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xml:id="id127" draw:id="id127" draw:layer="layout" svg:width="1.28cm" svg:height="1.192cm" svg:x="9.125cm" svg:y="7.9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xml:id="id125" draw:id="id125" draw:layer="layout" svg:width="1.281cm" svg:height="1.192cm" svg:x="10.404cm" svg:y="7.998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34" draw:layer="layout" draw:type="line" svg:x1="4.642cm" svg:y1="6.19cm" svg:x2="4.638cm" svg:y2="7.998cm" draw:start-shape="id115" draw:start-glue-point="2" draw:end-shape="id116" draw:end-glue-point="0" svg:d="M4642 6190l-4 1808" svg:viewBox="0 0 5 1809">
          <text:p/>
        </draw:connector>
        <draw:connector draw:style-name="gr151" draw:text-style-name="P34" draw:layer="layout" draw:type="line" svg:x1="5.923cm" svg:y1="6.19cm" svg:x2="4.638cm" svg:y2="7.998cm" draw:start-shape="id117" draw:start-glue-point="2" draw:end-shape="id116" draw:end-glue-point="0" svg:d="M5923 6190l-1285 1808" svg:viewBox="0 0 1286 1809">
          <text:p/>
        </draw:connector>
        <draw:connector draw:style-name="gr152" draw:text-style-name="P34" draw:layer="layout" draw:type="line" svg:x1="7.204cm" svg:y1="6.19cm" svg:x2="5.922cm" svg:y2="7.998cm" draw:start-shape="id118" draw:start-glue-point="2" draw:end-shape="id119" draw:end-glue-point="0" svg:d="M7204 6190l-1282 1808" svg:viewBox="0 0 1283 1809">
          <text:p/>
        </draw:connector>
        <draw:connector draw:style-name="gr153" draw:text-style-name="P34" draw:layer="layout" draw:type="line" svg:x1="5.923cm" svg:y1="6.19cm" svg:x2="5.922cm" svg:y2="7.998cm" draw:start-shape="id117" draw:start-glue-point="2" draw:end-shape="id119" draw:end-glue-point="0" svg:d="M5923 6190l-1 1808" svg:viewBox="0 0 2 1809">
          <text:p/>
        </draw:connector>
        <draw:connector draw:style-name="gr154" draw:text-style-name="P34" draw:layer="layout" draw:type="line" svg:x1="8.484cm" svg:y1="6.19cm" svg:x2="7.202cm" svg:y2="7.998cm" draw:start-shape="id120" draw:start-glue-point="2" draw:end-shape="id121" draw:end-glue-point="0" svg:d="M8484 6190l-1282 1808" svg:viewBox="0 0 1283 1809">
          <text:p/>
        </draw:connector>
        <draw:connector draw:style-name="gr155" draw:text-style-name="P34" draw:layer="layout" draw:type="line" svg:x1="8.484cm" svg:y1="6.19cm" svg:x2="8.484cm" svg:y2="7.998cm" draw:start-shape="id120" draw:start-glue-point="2" draw:end-shape="id122" draw:end-glue-point="0" svg:d="M8484 6190v1808" svg:viewBox="0 0 1 1809">
          <text:p/>
        </draw:connector>
        <draw:connector draw:style-name="gr156" draw:text-style-name="P34" draw:layer="layout" draw:type="line" svg:x1="9.767cm" svg:y1="6.19cm" svg:x2="8.484cm" svg:y2="7.998cm" draw:start-shape="id123" draw:start-glue-point="2" draw:end-shape="id122" draw:end-glue-point="0" svg:d="M9767 6190l-1283 1808" svg:viewBox="0 0 1284 1809">
          <text:p/>
        </draw:connector>
        <draw:connector draw:style-name="gr157" draw:text-style-name="P34" draw:layer="layout" draw:type="line" svg:x1="11.045cm" svg:y1="6.19cm" svg:x2="11.044cm" svg:y2="7.998cm" draw:start-shape="id124" draw:start-glue-point="2" draw:end-shape="id125" draw:end-glue-point="0" svg:d="M11045 6190l-1 1808" svg:viewBox="0 0 2 1809">
          <text:p/>
        </draw:connector>
        <draw:connector draw:style-name="gr158" draw:text-style-name="P34" draw:layer="layout" draw:type="line" svg:x1="12.325cm" svg:y1="6.19cm" svg:x2="11.044cm" svg:y2="7.998cm" draw:start-shape="id126" draw:start-glue-point="2" draw:end-shape="id125" draw:end-glue-point="0" svg:d="M12325 6190l-1281 1808" svg:viewBox="0 0 1282 1809">
          <text:p/>
        </draw:connector>
        <draw:connector draw:style-name="gr159" draw:text-style-name="P34" draw:layer="layout" draw:type="line" svg:x1="11.045cm" svg:y1="6.19cm" svg:x2="9.765cm" svg:y2="7.998cm" draw:start-shape="id124" draw:start-glue-point="2" draw:end-shape="id127" draw:end-glue-point="0" svg:d="M11045 6190l-1280 1808" svg:viewBox="0 0 1281 1809">
          <text:p/>
        </draw:connector>
        <draw:measure draw:style-name="gr160" draw:text-style-name="P43" draw:layer="measurelines" svg:x1="4.002cm" svg:y1="2.925cm" svg:x2="11.689cm" svg:y2="2.925cm">
          <text:p text:style-name="P43"><text:span text:style-name="T7">Numero run</text:span></text:p>
        </draw:measure>
        <presentation:notes draw:style-name="dp2">
          <draw:page-thumbnail draw:style-name="gr30" draw:layer="layout" svg:width="19.798cm" svg:height="11.136cm" svg:x="0.6cm" svg:y="2.257cm" draw:page-number="7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custom-shape draw:style-name="gr161" draw:text-style-name="P27" draw:layer="layout" svg:width="1.164cm" svg:height="1.192cm" svg:x="5.922cm" svg:y="3.998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7" draw:layer="layout" svg:width="1.163cm" svg:height="1.192cm" svg:x="7.088cm" svg:y="3.998cm">
          <text:p text:style-name="P25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7" draw:layer="layout" svg:width="1.164cm" svg:height="1.192cm" svg:x="8.251cm" svg:y="3.998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7" draw:layer="layout" svg:width="1.163cm" svg:height="1.192cm" svg:x="9.416cm" svg:y="3.9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7" draw:layer="layout" svg:width="1.163cm" svg:height="1.192cm" svg:x="10.579cm" svg:y="3.9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7" draw:layer="layout" svg:width="1.164cm" svg:height="1.192cm" svg:x="11.741cm" svg:y="3.9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7" xml:id="id128" draw:id="id128" draw:layer="layout" svg:width="1.164cm" svg:height="1.192cm" svg:x="5.922cm" svg:y="5.806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7" xml:id="id130" draw:id="id130" draw:layer="layout" svg:width="1.163cm" svg:height="1.192cm" svg:x="7.088cm" svg:y="5.806cm">
          <text:p text:style-name="P25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7" xml:id="id132" draw:id="id132" draw:layer="layout" svg:width="1.164cm" svg:height="1.192cm" svg:x="8.251cm" svg:y="5.806cm">
          <text:p text:style-name="P25"><text:span text:style-name="T5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7" xml:id="id134" draw:id="id134" draw:layer="layout" svg:width="1.163cm" svg:height="1.192cm" svg:x="9.416cm" svg:y="5.806cm">
          <text:p text:style-name="P25"><text:span text:style-name="T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7" xml:id="id136" draw:id="id136" draw:layer="layout" svg:width="1.163cm" svg:height="1.192cm" svg:x="10.579cm" svg:y="5.806cm">
          <text:p text:style-name="P25"><text:span text:style-name="T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7" xml:id="id138" draw:id="id138" draw:layer="layout" svg:width="1.164cm" svg:height="1.192cm" svg:x="11.741cm" svg:y="5.806cm">
          <text:p text:style-name="P25"><text:span text:style-name="T5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9" draw:layer="layout" svg:width="1.164cm" svg:height="1.192cm" svg:x="5.927cm" svg:y="2.425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9" draw:layer="layout" svg:width="1.163cm" svg:height="1.192cm" svg:x="7.091cm" svg:y="2.425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9" draw:layer="layout" svg:width="1.164cm" svg:height="1.192cm" svg:x="8.253cm" svg:y="2.425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9" draw:layer="layout" svg:width="1.163cm" svg:height="1.192cm" svg:x="9.417cm" svg:y="2.425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9" draw:layer="layout" svg:width="1.163cm" svg:height="1.192cm" svg:x="10.583cm" svg:y="2.425cm">
          <text:p text:style-name="P25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9" draw:layer="layout" svg:width="1.164cm" svg:height="1.192cm" svg:x="11.744cm" svg:y="2.425cm">
          <text:p text:style-name="P25"><text:span text:style-name="T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5" draw:layer="layout" svg:width="1.164cm" svg:height="1.192cm" svg:x="12.91cm" svg:y="2.425cm">
          <text:p text:style-name="P25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5" draw:layer="layout" svg:width="1.164cm" svg:height="1.192cm" svg:x="14.073cm" svg:y="2.425cm">
          <text:p text:style-name="P25"><text:span text:style-name="T5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5" draw:layer="layout" svg:width="1.163cm" svg:height="1.192cm" svg:x="15.236cm" svg:y="2.425cm">
          <text:p text:style-name="P25"><text:span text:style-name="T5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5" draw:layer="layout" svg:width="1.163cm" svg:height="1.192cm" svg:x="16.401cm" svg:y="2.425cm">
          <text:p text:style-name="P25"><text:span text:style-name="T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5" draw:layer="layout" svg:width="1.164cm" svg:height="1.192cm" svg:x="17.562cm" svg:y="2.425cm">
          <text:p text:style-name="P25"><text:span text:style-name="T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5" draw:layer="layout" svg:width="1.163cm" svg:height="1.192cm" svg:x="18.727cm" svg:y="2.425cm">
          <text:p text:style-name="P25"><text:span text:style-name="T5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5" draw:layer="layout" svg:width="1.163cm" svg:height="1.192cm" svg:x="19.893cm" svg:y="2.425cm">
          <text:p text:style-name="P25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5" draw:layer="layout" svg:width="1.163cm" svg:height="1.192cm" svg:x="21.056cm" svg:y="2.425cm">
          <text:p text:style-name="P25"><text:span text:style-name="T5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5" draw:layer="layout" svg:width="1.164cm" svg:height="1.192cm" svg:x="22.22cm" svg:y="2.425cm">
          <text:p text:style-name="P25"><text:span text:style-name="T5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42" draw:layer="layout" svg:width="1.164cm" svg:height="1.192cm" svg:x="23.383cm" svg:y="2.425cm">
          <text:p text:style-name="P25"><text:span text:style-name="T5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68" draw:text-style-name="P36" draw:layer="layout" svg:x1="5.927cm" svg:y1="2.427cm" svg:x2="24.547cm" svg:y2="2.427cm">
          <text:p text:style-name="P36"><text:span text:style-name="T11">w</text:span><text:span text:style-name="T11">o</text:span><text:span text:style-name="T11">r</text:span><text:span text:style-name="T11">k</text:span><text:span text:style-name="T11">g</text:span><text:span text:style-name="T11">r</text:span><text:span text:style-name="T11">o</text:span><text:span text:style-name="T11">u</text:span><text:span text:style-name="T11">p</text:span></text:p>
        </draw:measure>
        <draw:frame draw:style-name="gr137" draw:text-style-name="P38" draw:layer="layout" svg:width="1.518cm" svg:height="1.113cm" svg:x="2.48cm" svg:y="2.655cm">
          <draw:text-box>
            <text:p text:style-name="P37"><text:span text:style-name="T7">I</text:span><text:span text:style-name="T7">n</text:span><text:span text:style-name="T7">d</text:span><text:span text:style-name="T7">i</text:span><text:span text:style-name="T7">c</text:span><text:span text:style-name="T7">i:</text:span></text:p>
          </draw:text-box>
        </draw:frame>
        <draw:measure draw:style-name="gr169" draw:text-style-name="P43" draw:layer="layout" svg:x1="5.927cm" svg:y1="2.425cm" svg:x2="12.909cm" svg:y2="2.425cm">
          <text:p text:style-name="P43"><text:span text:style-name="T7">N</text:span><text:span text:style-name="T7">u</text:span><text:span text:style-name="T7">m</text:span><text:span text:style-name="T7">e</text:span><text:span text:style-name="T7">r</text:span><text:span text:style-name="T7">o </text:span><text:span text:style-name="T7">r</text:span><text:span text:style-name="T7">u</text:span><text:span text:style-name="T7">n</text:span></text:p>
        </draw:measure>
        <draw:custom-shape draw:style-name="gr170" draw:text-style-name="P28" draw:layer="layout" svg:width="1.164cm" svg:height="1.192cm" svg:x="5.922cm" svg:y="8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7.088cm" svg:y="8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xml:id="id129" draw:id="id129" draw:layer="layout" svg:width="1.164cm" svg:height="1.192cm" svg:x="8.251cm" svg:y="8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9.416cm" svg:y="8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10.579cm" svg:y="8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11.741cm" svg:y="8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xml:id="id131" draw:id="id131" draw:layer="layout" svg:width="1.163cm" svg:height="1.192cm" svg:x="12.905cm" svg:y="8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14.068cm" svg:y="8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xml:id="id133" draw:id="id133" draw:layer="layout" svg:width="1.164cm" svg:height="1.192cm" svg:x="15.232cm" svg:y="8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8" xml:id="id135" draw:id="id135" draw:layer="layout" svg:width="1.162cm" svg:height="1.192cm" svg:x="16.398cm" svg:y="8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xml:id="id137" draw:id="id137" draw:layer="layout" svg:width="1.164cm" svg:height="1.192cm" svg:x="17.561cm" svg:y="8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xml:id="id139" draw:id="id139" draw:layer="layout" svg:width="1.164cm" svg:height="1.192cm" svg:x="18.724cm" svg:y="8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34" draw:layer="layout" draw:type="line" svg:x1="6.504cm" svg:y1="6.998cm" svg:x2="8.833cm" svg:y2="8.498cm" draw:start-shape="id128" draw:start-glue-point="2" draw:end-shape="id129" draw:end-glue-point="0" svg:d="M6504 6998l2329 1500" svg:viewBox="0 0 2330 1501">
          <text:p/>
        </draw:connector>
        <draw:connector draw:style-name="gr174" draw:text-style-name="P34" draw:layer="layout" draw:type="line" svg:x1="7.669cm" svg:y1="6.998cm" svg:x2="13.486cm" svg:y2="8.498cm" draw:start-shape="id130" draw:start-glue-point="2" draw:end-shape="id131" draw:end-glue-point="0" svg:d="M7669 6998l5817 1500" svg:viewBox="0 0 5818 1501">
          <text:p/>
        </draw:connector>
        <draw:connector draw:style-name="gr175" draw:text-style-name="P34" draw:layer="layout" draw:type="line" svg:x1="8.833cm" svg:y1="6.998cm" svg:x2="15.814cm" svg:y2="8.498cm" draw:start-shape="id132" draw:start-glue-point="2" draw:end-shape="id133" draw:end-glue-point="0" svg:d="M8833 6998l6981 1500" svg:viewBox="0 0 6982 1501">
          <text:p/>
        </draw:connector>
        <draw:connector draw:style-name="gr176" draw:text-style-name="P34" draw:layer="layout" draw:type="line" svg:x1="9.997cm" svg:y1="6.998cm" svg:x2="16.979cm" svg:y2="8.498cm" draw:start-shape="id134" draw:start-glue-point="2" draw:end-shape="id135" draw:end-glue-point="0" svg:d="M9997 6998l6982 1500" svg:viewBox="0 0 6983 1501">
          <text:p/>
        </draw:connector>
        <draw:connector draw:style-name="gr177" draw:text-style-name="P34" draw:layer="layout" draw:type="line" svg:x1="11.16cm" svg:y1="6.998cm" svg:x2="18.143cm" svg:y2="8.498cm" draw:start-shape="id136" draw:start-glue-point="2" draw:end-shape="id137" draw:end-glue-point="0" svg:d="M11160 6998l6983 1500" svg:viewBox="0 0 6984 1501">
          <text:p/>
        </draw:connector>
        <draw:connector draw:style-name="gr178" draw:text-style-name="P34" draw:layer="layout" draw:type="line" svg:x1="12.323cm" svg:y1="6.998cm" svg:x2="19.306cm" svg:y2="8.498cm" draw:start-shape="id138" draw:start-glue-point="2" draw:end-shape="id139" draw:end-glue-point="0" svg:d="M12323 6998l6983 1500" svg:viewBox="0 0 6984 1501">
          <text:p/>
        </draw:connector>
        <draw:custom-shape draw:style-name="gr170" draw:text-style-name="P28" draw:layer="layout" svg:width="1.164cm" svg:height="1.192cm" svg:x="5.922cm" svg:y="10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7.088cm" svg:y="10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8.251cm" svg:y="10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9.416cm" svg:y="10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10.579cm" svg:y="10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11.741cm" svg:y="10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12.905cm" svg:y="10.498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14.068cm" svg:y="10.498cm">
          <text:p text:style-name="P2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15.232cm" svg:y="10.498cm">
          <text:p text:style-name="P25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8" draw:layer="layout" svg:width="1.162cm" svg:height="1.192cm" svg:x="16.398cm" svg:y="10.498cm">
          <text:p text:style-name="P25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17.561cm" svg:y="10.498cm">
          <text:p text:style-name="P25"><text:span text:style-name="T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18.724cm" svg:y="10.498cm">
          <text:p text:style-name="P25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5.922cm" svg:y="12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7.088cm" svg:y="12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8.251cm" svg:y="12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9.416cm" svg:y="12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10.579cm" svg:y="12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11.741cm" svg:y="12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12.905cm" svg:y="12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8" draw:layer="layout" svg:width="1.163cm" svg:height="1.192cm" svg:x="14.068cm" svg:y="12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15.232cm" svg:y="12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8" draw:layer="layout" svg:width="1.162cm" svg:height="1.192cm" svg:x="16.398cm" svg:y="12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17.561cm" svg:y="12.498cm">
          <text:p text:style-name="P25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8" draw:layer="layout" svg:width="1.164cm" svg:height="1.192cm" svg:x="18.724cm" svg:y="12.498cm">
          <text:p text:style-name="P2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9" draw:text-style-name="P38" draw:layer="layout" svg:width="3.161cm" svg:height="0.683cm" svg:x="0.837cm" svg:y="6cm">
          <draw:text-box>
            <text:p text:style-name="P37">1. Scan inplace</text:p>
          </draw:text-box>
        </draw:frame>
        <draw:frame draw:style-name="gr179" draw:text-style-name="P38" draw:layer="layout" svg:width="1.37cm" svg:height="0.683cm" svg:x="2.628cm" svg:y="4.317cm">
          <draw:text-box>
            <text:p text:style-name="P37">Input</text:p>
          </draw:text-box>
        </draw:frame>
        <draw:frame draw:style-name="gr179" draw:text-style-name="P38" draw:layer="layout" svg:width="2.513cm" svg:height="0.683cm" svg:x="1.485cm" svg:y="8.716cm">
          <draw:text-box>
            <text:p text:style-name="P37">2. Set indici</text:p>
          </draw:text-box>
        </draw:frame>
        <draw:frame draw:style-name="gr179" draw:text-style-name="P38" draw:layer="layout" svg:width="3.161cm" svg:height="0.683cm" svg:x="0.837cm" svg:y="10.817cm">
          <draw:text-box>
            <text:p text:style-name="P37">3. Scan inplace</text:p>
          </draw:text-box>
        </draw:frame>
        <draw:frame draw:style-name="gr179" draw:text-style-name="P38" draw:layer="layout" svg:width="3.707cm" svg:height="0.683cm" svg:x="0.291cm" svg:y="12.817cm">
          <draw:text-box>
            <text:p text:style-name="P37">4. Map pari dispari</text:p>
          </draw:text-box>
        </draw:frame>
        <draw:custom-shape draw:style-name="gr180" draw:text-style-name="P26" xml:id="id140" draw:id="id140" draw:layer="layout" svg:width="1.164cm" svg:height="1.192cm" svg:x="23.836cm" svg:y="12.5cm">
          <text:p text:style-name="P25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1" draw:text-style-name="P45" draw:layer="layout" svg:width="4cm" svg:height="1.115cm" svg:x="22.5cm" svg:y="14cm">
          <draw:text-box>
            <text:p text:style-name="P44">Dimensione output</text:p>
          </draw:text-box>
        </draw:frame>
        <draw:connector draw:style-name="gr182" draw:text-style-name="P34" draw:layer="layout" svg:x1="12.905cm" svg:y1="6.402cm" svg:x2="24.418cm" svg:y2="12.5cm" draw:start-shape="id138" draw:start-glue-point="1" draw:end-shape="id140" draw:end-glue-point="0" svg:d="M12905 6402h11513v6098" svg:viewBox="0 0 11514 6099">
          <text:p/>
        </draw:connector>
        <presentation:notes draw:style-name="dp2">
          <draw:page-thumbnail draw:style-name="gr30" draw:layer="layout" svg:width="19.798cm" svg:height="11.136cm" svg:x="0.6cm" svg:y="2.257cm" draw:page-number="8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00" draw:display-name="Estremità linea 100" svg:viewBox="0 0 20 20" svg:d="M0 20l10-20 10 20z"/>
    <draw:marker draw:name="Estremità_20_linea_20_101" draw:display-name="Estremità linea 101" svg:viewBox="0 0 20 20" svg:d="M0 20l10-20 10 20z"/>
    <draw:marker draw:name="Estremità_20_linea_20_11" draw:display-name="Estremità linea 11" svg:viewBox="0 0 20 20" svg:d="M0 20l10-20 10 20z"/>
    <draw:marker draw:name="Estremità_20_linea_20_119" draw:display-name="Estremità linea 119" svg:viewBox="0 0 20 20" svg:d="M0 20l10-20 10 20z"/>
    <draw:marker draw:name="Estremità_20_linea_20_12" draw:display-name="Estremità linea 12" svg:viewBox="0 0 20 20" svg:d="M0 20l10-20 10 20z"/>
    <draw:marker draw:name="Estremità_20_linea_20_120" draw:display-name="Estremità linea 120" svg:viewBox="0 0 20 20" svg:d="M0 20l10-20 10 20z"/>
    <draw:marker draw:name="Estremità_20_linea_20_121" draw:display-name="Estremità linea 121" svg:viewBox="0 0 20 20" svg:d="M0 20l10-20 10 20z"/>
    <draw:marker draw:name="Estremità_20_linea_20_122" draw:display-name="Estremità linea 122" svg:viewBox="0 0 20 20" svg:d="M0 20l10-20 10 20z"/>
    <draw:marker draw:name="Estremità_20_linea_20_123" draw:display-name="Estremità linea 123" svg:viewBox="0 0 20 20" svg:d="M0 20l10-20 10 20z"/>
    <draw:marker draw:name="Estremità_20_linea_20_124" draw:display-name="Estremità linea 124" svg:viewBox="0 0 20 20" svg:d="M0 20l10-20 10 20z"/>
    <draw:marker draw:name="Estremità_20_linea_20_125" draw:display-name="Estremità linea 125" svg:viewBox="0 0 20 20" svg:d="M0 20l10-20 10 20z"/>
    <draw:marker draw:name="Estremità_20_linea_20_126" draw:display-name="Estremità linea 126" svg:viewBox="0 0 20 20" svg:d="M0 20l10-20 10 20z"/>
    <draw:marker draw:name="Estremità_20_linea_20_127" draw:display-name="Estremità linea 127" svg:viewBox="0 0 20 20" svg:d="M0 20l10-20 10 20z"/>
    <draw:marker draw:name="Estremità_20_linea_20_128" draw:display-name="Estremità linea 128" svg:viewBox="0 0 20 20" svg:d="M0 20l10-20 10 20z"/>
    <draw:marker draw:name="Estremità_20_linea_20_129" draw:display-name="Estremità linea 129" svg:viewBox="0 0 20 20" svg:d="M0 20l10-20 10 20z"/>
    <draw:marker draw:name="Estremità_20_linea_20_130" draw:display-name="Estremità linea 130" svg:viewBox="0 0 20 20" svg:d="M0 20l10-20 10 20z"/>
    <draw:marker draw:name="Estremità_20_linea_20_131" draw:display-name="Estremità linea 131" svg:viewBox="0 0 20 20" svg:d="M0 20l10-20 10 20z"/>
    <draw:marker draw:name="Estremità_20_linea_20_132" draw:display-name="Estremità linea 132" svg:viewBox="0 0 20 20" svg:d="M0 20l10-20 10 20z"/>
    <draw:marker draw:name="Estremità_20_linea_20_133" draw:display-name="Estremità linea 133" svg:viewBox="0 0 20 20" svg:d="M0 20l10-20 10 20z"/>
    <draw:marker draw:name="Estremità_20_linea_20_134" draw:display-name="Estremità linea 134" svg:viewBox="0 0 20 20" svg:d="M0 20l10-20 10 20z"/>
    <draw:marker draw:name="Estremità_20_linea_20_135" draw:display-name="Estremità linea 135" svg:viewBox="0 0 20 20" svg:d="M0 20l10-20 10 20z"/>
    <draw:marker draw:name="Estremità_20_linea_20_136" draw:display-name="Estremità linea 136" svg:viewBox="0 0 20 20" svg:d="M0 20l10-20 10 20z"/>
    <draw:marker draw:name="Estremità_20_linea_20_137" draw:display-name="Estremità linea 137" svg:viewBox="0 0 20 20" svg:d="M0 20l10-20 10 20z"/>
    <draw:marker draw:name="Estremità_20_linea_20_138" draw:display-name="Estremità linea 138" svg:viewBox="0 0 20 20" svg:d="M0 20l10-20 10 20z"/>
    <draw:marker draw:name="Estremità_20_linea_20_139" draw:display-name="Estremità linea 139" svg:viewBox="0 0 20 20" svg:d="M0 20l10-20 10 20z"/>
    <draw:marker draw:name="Estremità_20_linea_20_140" draw:display-name="Estremità linea 140" svg:viewBox="0 0 20 20" svg:d="M0 20l10-20 10 20z"/>
    <draw:marker draw:name="Estremità_20_linea_20_141" draw:display-name="Estremità linea 141" svg:viewBox="0 0 20 20" svg:d="M0 20l10-20 10 20z"/>
    <draw:marker draw:name="Estremità_20_linea_20_142" draw:display-name="Estremità linea 142" svg:viewBox="0 0 20 20" svg:d="M0 20l10-20 10 20z"/>
    <draw:marker draw:name="Estremità_20_linea_20_143" draw:display-name="Estremità linea 143" svg:viewBox="0 0 20 20" svg:d="M0 20l10-20 10 20z"/>
    <draw:marker draw:name="Estremità_20_linea_20_144" draw:display-name="Estremità linea 144" svg:viewBox="0 0 20 20" svg:d="M0 20l10-20 10 20z"/>
    <draw:marker draw:name="Estremità_20_linea_20_145" draw:display-name="Estremità linea 145" svg:viewBox="0 0 20 20" svg:d="M0 20l10-20 10 20z"/>
    <draw:marker draw:name="Estremità_20_linea_20_146" draw:display-name="Estremità linea 146" svg:viewBox="0 0 20 20" svg:d="M0 20l10-20 10 20z"/>
    <draw:marker draw:name="Estremità_20_linea_20_147" draw:display-name="Estremità linea 147" svg:viewBox="0 0 20 20" svg:d="M0 20l10-20 10 20z"/>
    <draw:marker draw:name="Estremità_20_linea_20_148" draw:display-name="Estremità linea 148" svg:viewBox="0 0 20 20" svg:d="M0 20l10-20 10 20z"/>
    <draw:marker draw:name="Estremità_20_linea_20_149" draw:display-name="Estremità linea 149" svg:viewBox="0 0 20 20" svg:d="M0 20l10-20 10 20z"/>
    <draw:marker draw:name="Estremità_20_linea_20_150" draw:display-name="Estremità linea 150" svg:viewBox="0 0 20 20" svg:d="M0 20l10-20 10 20z"/>
    <draw:marker draw:name="Estremità_20_linea_20_151" draw:display-name="Estremità linea 151" svg:viewBox="0 0 20 20" svg:d="M0 20l10-20 10 20z"/>
    <draw:marker draw:name="Estremità_20_linea_20_152" draw:display-name="Estremità linea 152" svg:viewBox="0 0 20 20" svg:d="M0 20l10-20 10 20z"/>
    <draw:marker draw:name="Estremità_20_linea_20_153" draw:display-name="Estremità linea 153" svg:viewBox="0 0 20 20" svg:d="M0 20l10-20 10 20z"/>
    <draw:marker draw:name="Estremità_20_linea_20_154" draw:display-name="Estremità linea 154" svg:viewBox="0 0 20 20" svg:d="M0 20l10-20 10 20z"/>
    <draw:marker draw:name="Estremità_20_linea_20_155" draw:display-name="Estremità linea 155" svg:viewBox="0 0 20 20" svg:d="M0 20l10-20 10 20z"/>
    <draw:marker draw:name="Estremità_20_linea_20_156" draw:display-name="Estremità linea 156" svg:viewBox="0 0 20 20" svg:d="M0 20l10-20 10 20z"/>
    <draw:marker draw:name="Estremità_20_linea_20_157" draw:display-name="Estremità linea 157" svg:viewBox="0 0 20 20" svg:d="M0 20l10-20 10 20z"/>
    <draw:marker draw:name="Estremità_20_linea_20_158" draw:display-name="Estremità linea 158" svg:viewBox="0 0 20 20" svg:d="M0 20l10-20 10 20z"/>
    <draw:marker draw:name="Estremità_20_linea_20_159" draw:display-name="Estremità linea 159" svg:viewBox="0 0 20 20" svg:d="M0 20l10-20 10 20z"/>
    <draw:marker draw:name="Estremità_20_linea_20_160" draw:display-name="Estremità linea 160" svg:viewBox="0 0 20 20" svg:d="M0 20l10-20 10 20z"/>
    <draw:marker draw:name="Estremità_20_linea_20_161" draw:display-name="Estremità linea 161" svg:viewBox="0 0 20 20" svg:d="M0 20l10-20 10 20z"/>
    <draw:marker draw:name="Estremità_20_linea_20_2" draw:display-name="Estremità linea 2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2" draw:display-name="Estremità linea 32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57" draw:display-name="Estremità linea 57" svg:viewBox="0 0 20 20" svg:d="M0 20l10-20 10 20z"/>
    <draw:marker draw:name="Estremità_20_linea_20_6" draw:display-name="Estremità linea 6" svg:viewBox="0 0 20 20" svg:d="M0 20l10-20 10 20z"/>
    <draw:marker draw:name="Estremità_20_linea_20_66" draw:display-name="Estremità linea 66" svg:viewBox="0 0 20 20" svg:d="M0 20l10-20 10 20z"/>
    <draw:marker draw:name="Estremità_20_linea_20_67" draw:display-name="Estremità linea 67" svg:viewBox="0 0 20 20" svg:d="M0 20l10-20 10 20z"/>
    <draw:marker draw:name="Estremità_20_linea_20_68" draw:display-name="Estremità linea 68" svg:viewBox="0 0 20 20" svg:d="M0 20l10-20 10 20z"/>
    <draw:marker draw:name="Estremità_20_linea_20_69" draw:display-name="Estremità linea 69" svg:viewBox="0 0 20 20" svg:d="M0 20l10-20 10 20z"/>
    <draw:marker draw:name="Estremità_20_linea_20_7" draw:display-name="Estremità linea 7" svg:viewBox="0 0 20 20" svg:d="M0 20l10-20 10 20z"/>
    <draw:marker draw:name="Estremità_20_linea_20_70" draw:display-name="Estremità linea 70" svg:viewBox="0 0 20 20" svg:d="M0 20l10-20 10 20z"/>
    <draw:marker draw:name="Estremità_20_linea_20_72" draw:display-name="Estremità linea 72" svg:viewBox="0 0 20 20" svg:d="M0 20l10-20 10 20z"/>
    <draw:marker draw:name="Estremità_20_linea_20_73" draw:display-name="Estremità linea 73" svg:viewBox="0 0 20 20" svg:d="M0 20l10-20 10 20z"/>
    <draw:marker draw:name="Estremità_20_linea_20_74" draw:display-name="Estremità linea 74" svg:viewBox="0 0 20 20" svg:d="M0 20l10-20 10 20z"/>
    <draw:marker draw:name="Estremità_20_linea_20_76" draw:display-name="Estremità linea 76" svg:viewBox="0 0 20 20" svg:d="M0 20l10-20 10 20z"/>
    <draw:marker draw:name="Estremità_20_linea_20_77" draw:display-name="Estremità linea 77" svg:viewBox="0 0 20 20" svg:d="M0 20l10-20 10 20z"/>
    <draw:marker draw:name="Estremità_20_linea_20_78" draw:display-name="Estremità linea 78" svg:viewBox="0 0 20 20" svg:d="M0 20l10-20 10 20z"/>
    <draw:marker draw:name="Estremità_20_linea_20_79" draw:display-name="Estremità linea 79" svg:viewBox="0 0 20 20" svg:d="M0 20l10-20 10 20z"/>
    <draw:marker draw:name="Estremità_20_linea_20_8" draw:display-name="Estremità linea 8" svg:viewBox="0 0 20 20" svg:d="M0 20l10-20 10 20z"/>
    <draw:marker draw:name="Estremità_20_linea_20_80" draw:display-name="Estremità linea 80" svg:viewBox="0 0 20 20" svg:d="M0 20l10-20 10 20z"/>
    <draw:marker draw:name="Estremità_20_linea_20_84" draw:display-name="Estremità linea 84" svg:viewBox="0 0 20 20" svg:d="M0 20l10-20 10 20z"/>
    <draw:marker draw:name="Estremità_20_linea_20_85" draw:display-name="Estremità linea 85" svg:viewBox="0 0 20 20" svg:d="M0 20l10-20 10 20z"/>
    <draw:marker draw:name="Estremità_20_linea_20_86" draw:display-name="Estremità linea 86" svg:viewBox="0 0 20 20" svg:d="M0 20l10-20 10 20z"/>
    <draw:marker draw:name="Estremità_20_linea_20_87" draw:display-name="Estremità linea 87" svg:viewBox="0 0 20 20" svg:d="M0 20l10-20 10 20z"/>
    <draw:marker draw:name="Estremità_20_linea_20_88" draw:display-name="Estremità linea 88" svg:viewBox="0 0 20 20" svg:d="M0 20l10-20 10 20z"/>
    <draw:marker draw:name="Estremità_20_linea_20_89" draw:display-name="Estremità linea 89" svg:viewBox="0 0 20 20" svg:d="M0 20l10-20 10 20z"/>
    <draw:marker draw:name="Estremità_20_linea_20_9" draw:display-name="Estremità linea 9" svg:viewBox="0 0 20 20" svg:d="M0 20l10-20 10 20z"/>
    <draw:marker draw:name="Estremità_20_linea_20_90" draw:display-name="Estremità linea 90" svg:viewBox="0 0 20 20" svg:d="M0 20l10-20 10 20z"/>
    <draw:marker draw:name="Estremità_20_linea_20_91" draw:display-name="Estremità linea 91" svg:viewBox="0 0 20 20" svg:d="M0 20l10-20 10 20z"/>
    <draw:marker draw:name="Estremità_20_linea_20_92" draw:display-name="Estremità linea 92" svg:viewBox="0 0 20 20" svg:d="M0 20l10-20 10 20z"/>
    <draw:marker draw:name="Estremità_20_linea_20_93" draw:display-name="Estremità linea 93" svg:viewBox="0 0 20 20" svg:d="M0 20l10-20 10 20z"/>
    <draw:marker draw:name="Estremità_20_linea_20_94" draw:display-name="Estremità linea 94" svg:viewBox="0 0 20 20" svg:d="M0 20l10-20 10 20z"/>
    <draw:marker draw:name="Estremità_20_linea_20_95" draw:display-name="Estremità linea 95" svg:viewBox="0 0 20 20" svg:d="M0 20l10-20 10 20z"/>
    <draw:marker draw:name="Estremità_20_linea_20_96" draw:display-name="Estremità linea 96" svg:viewBox="0 0 20 20" svg:d="M0 20l10-20 10 20z"/>
    <draw:marker draw:name="Estremità_20_linea_20_97" draw:display-name="Estremità linea 97" svg:viewBox="0 0 20 20" svg:d="M0 20l10-20 10 20z"/>
    <draw:marker draw:name="Estremità_20_linea_20_98" draw:display-name="Estremità linea 98" svg:viewBox="0 0 20 20" svg:d="M0 20l10-20 10 20z"/>
    <draw:marker draw:name="Estremità_20_linea_20_99" draw:display-name="Estremità linea 9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redefinito" style:page-layout-name="PM1" draw:style-name="Mdp1">
      <draw:frame presentation:style-name="Predefinito-title" draw:layer="backgroundobjects" svg:width="25.198cm" svg:height="2.63cm" svg:x="1.397cm" svg:y="0.628cm" presentation:class="title" presentation:placeholder="true">
        <draw:text-box/>
      </draw:frame>
      <draw:frame presentation:style-name="Predefinito-outline1" draw:layer="backgroundobjects" svg:width="25.198cm" svg:height="9.134cm" svg:x="1.397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6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5T10:23:43.538716853</meta:creation-date>
    <dc:date>2021-07-16T20:53:13.752570987</dc:date>
    <meta:editing-duration>PT53M53S</meta:editing-duration>
    <meta:editing-cycles>12</meta:editing-cycles>
    <meta:generator>LibreOffice/7.1.4.2$Linux_X86_64 LibreOffice_project/10$Build-2</meta:generator>
    <meta:document-statistic meta:object-count="615"/>
  </office:meta>
</office:document-meta>
</file>